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37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settings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ans KR2" svg:font-family="'Noto Sans KR'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" style:family="graphic" style:parent-style-name="standard">
      <style:graphic-properties draw:stroke="solid" svg:stroke-width="0.053cm" svg:stroke-color="#ff45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" style:family="graphic" style:parent-style-name="standard">
      <style:graphic-properties draw:fill="gradient" draw:fill-gradient-name="Gradient_20_11" draw:opacity="60%" draw:textarea-horizontal-align="justify" draw:textarea-vertical-align="middle" draw:auto-grow-height="false" fo:min-height="2.75cm" fo:min-width="4.5cm"/>
    </style:style>
    <style:style style:name="gr4" style:family="graphic" style:parent-style-name="standard">
      <style:graphic-properties draw:stroke="solid" svg:stroke-width="0.053cm" svg:stroke-color="#7fffd4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32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" style:family="graphic" style:parent-style-name="standard">
      <style:graphic-properties draw:stroke="solid" svg:stroke-width="0.053cm" svg:stroke-color="#000000" draw:marker-start-width="0.28cm" draw:marker-end-width="0.28cm" draw:fill="solid" draw:fill-color="#ff1493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" style:family="graphic" style:parent-style-name="standard">
      <style:graphic-properties draw:stroke="solid" svg:stroke-width="0.053cm" svg:stroke-color="#000000" draw:marker-start-width="0.28cm" draw:marker-end-width="0.28cm" draw:fill="solid" draw:fill-color="#ff1493" draw:opacity="32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7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="solid" draw:fill-color="#ff1493" draw:opacity="7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" style:family="graphic" style:parent-style-name="standard">
      <style:graphic-properties draw:stroke="solid" svg:stroke-width="0.053cm" svg:stroke-color="#ff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663cm" fo:min-width="0.4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="solid" draw:fill-color="#729fcf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4" style:family="graphic" style:parent-style-name="standard">
      <style:graphic-properties draw:stroke="solid" svg:stroke-width="0.053cm" svg:stroke-color="#000000" draw:marker-start-width="0.28cm" draw:marker-end-width="0.28cm" draw:fill="solid" draw:fill-color="#daa52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5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6" style:family="graphic" style:parent-style-name="standard">
      <style:graphic-properties draw:stroke="solid" svg:stroke-width="0.053cm" svg:stroke-color="#000000" draw:marker-start-width="0.28cm" draw:marker-end-width="0.28cm" draw:fill="solid" draw:fill-color="#cd5c5c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7" style:family="graphic" style:parent-style-name="standard">
      <style:graphic-properties draw:stroke="solid" svg:stroke-width="0.053cm" svg:stroke-color="#000000" draw:marker-start-width="0.28cm" draw:marker-end-width="0.28cm" draw:fill="solid" draw:fill-color="#8fbc8f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163cm" fo:min-width="0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draw:marker-start-width="0.28cm" draw:marker-end-width="0.28cm" draw:fill="solid" draw:fill-color="#bdb76b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0" style:family="graphic" style:parent-style-name="standard">
      <style:graphic-properties draw:stroke="solid" svg:stroke-width="0.053cm" svg:stroke-color="#000000" draw:marker-start-width="0.28cm" draw:marker-end-width="0.28cm" draw:fill="solid" draw:fill-color="#a9a9a9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1" style:family="graphic" style:parent-style-name="standard">
      <style:graphic-properties draw:stroke="solid" svg:stroke-width="0.053cm" svg:stroke-color="#000000" draw:marker-start-width="0.28cm" draw:marker-end-width="0.28cm" draw:fill="solid" draw:fill-color="#4169e1" loext:fill-use-slide-background="fals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22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664cm" fo:min-width="0.4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23" style:family="graphic" style:parent-style-name="objectwithoutfill">
      <style:graphic-properties svg:stroke-width="0.081cm" svg:stroke-color="#000000" draw:marker-start-width="0.321cm" draw:marker-end="화살촉_20_5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0cm"/>
      <style:paragraph-properties style:writing-mode="lr-tb"/>
    </style:style>
    <style:style style:name="gr26" style:family="graphic" style:parent-style-name="standard">
      <style:graphic-properties draw:stroke="solid" svg:stroke-width="0.053cm" svg:stroke-color="#00008b" draw:marker-start-width="0.28cm" draw:marker-end-width="0.28cm" draw:fill="solid" draw:fill-color="#e0ffff" draw:opacity="91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27" style:family="graphic" style:parent-style-name="standard">
      <style:graphic-properties draw:stroke="solid" svg:stroke-width="0.053cm" svg:stroke-color="#00008b" draw:marker-start-width="0.28cm" draw:marker-end-width="0.28cm" draw:fill="solid" draw:fill-color="#1e90ff" draw:opacity="7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28" style:family="graphic" style:parent-style-name="standard">
      <style:graphic-properties draw:stroke="solid" svg:stroke-width="0.053cm" svg:stroke-color="#00008b" draw:marker-start-width="0.28cm" draw:marker-end-width="0.28cm" draw:fill="solid" draw:fill-color="#1e90ff" draw:opacity="6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29" style:family="graphic" style:parent-style-name="standard">
      <style:graphic-properties draw:stroke="solid" svg:stroke-width="0.053cm" svg:stroke-color="#00008b" draw:marker-start-width="0.28cm" draw:marker-end-width="0.28cm" draw:fill="solid" draw:fill-color="#1e90ff" draw:opacity="32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30" style:family="graphic" style:parent-style-name="standard">
      <style:graphic-properties draw:stroke="solid" svg:stroke-width="0.053cm" svg:stroke-color="#00008b" draw:marker-start-width="0.28cm" draw:marker-end-width="0.28cm" draw:fill="solid" draw:fill-color="#e0ffff" draw:opacity="91%" draw:textarea-horizontal-align="justify" draw:textarea-vertical-align="middle" draw:auto-grow-height="false" fo:min-height="0.206cm" fo:min-width="0cm" fo:padding-top="0.152cm" fo:padding-bottom="0.152cm" fo:padding-left="0.277cm" fo:padding-right="0.277cm"/>
    </style:style>
    <style:style style:name="gr31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191cm" fo:min-width="0cm" fo:padding-top="0.152cm" fo:padding-bottom="0.152cm" fo:padding-left="0.277cm" fo:padding-right="0.277cm"/>
    </style:style>
    <style:style style:name="gr32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193cm" fo:min-width="0cm" fo:padding-top="0.152cm" fo:padding-bottom="0.152cm" fo:padding-left="0.277cm" fo:padding-right="0.277cm"/>
    </style:style>
    <style:style style:name="gr33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194cm" fo:min-width="0cm" fo:padding-top="0.152cm" fo:padding-bottom="0.152cm" fo:padding-left="0.277cm" fo:padding-right="0.277cm"/>
    </style:style>
    <style:style style:name="gr34" style:family="graphic" style:parent-style-name="standard">
      <style:graphic-properties draw:stroke="solid" svg:stroke-width="0.053cm" svg:stroke-color="#800000" draw:marker-start-width="0.28cm" draw:marker-end-width="0.28cm" draw:fill="none" draw:textarea-horizontal-align="justify" draw:textarea-vertical-align="middle" draw:auto-grow-height="false" fo:min-height="0.201cm" fo:min-width="0cm" fo:padding-top="0.152cm" fo:padding-bottom="0.152cm" fo:padding-left="0.277cm" fo:padding-right="0.277cm"/>
    </style:style>
    <style:style style:name="gr35" style:family="graphic" style:parent-style-name="standard">
      <style:graphic-properties draw:stroke="solid" svg:stroke-width="0.053cm" svg:stroke-color="#7fffd4" draw:marker-start-width="0.28cm" draw:marker-end-width="0.28cm" draw:fill="solid" draw:fill-color="#808080" draw:textarea-horizontal-align="justify" draw:textarea-vertical-align="middle" draw:auto-grow-height="false" fo:min-height="0.194cm" fo:min-width="0cm" fo:padding-top="0.152cm" fo:padding-bottom="0.152cm" fo:padding-left="0.277cm" fo:padding-right="0.277cm"/>
    </style:style>
    <style:style style:name="gr36" style:family="graphic" style:parent-style-name="standard">
      <style:graphic-properties draw:stroke="solid" svg:stroke-width="0.053cm" svg:stroke-color="#7fffd4" draw:marker-start-width="0.28cm" draw:marker-end-width="0.28cm" draw:fill="solid" draw:fill-color="#808080" draw:textarea-horizontal-align="justify" draw:textarea-vertical-align="middle" draw:auto-grow-height="false" fo:min-height="0.191cm" fo:min-width="0cm" fo:padding-top="0.152cm" fo:padding-bottom="0.152cm" fo:padding-left="0.277cm" fo:padding-right="0.277cm"/>
    </style:style>
    <style:style style:name="gr37" style:family="graphic" style:parent-style-name="standard">
      <style:graphic-properties draw:stroke="solid" svg:stroke-width="0.053cm" svg:stroke-color="#7fffd4" draw:marker-start-width="0.28cm" draw:marker-end-width="0.28cm" draw:fill="solid" draw:fill-color="#808080" draw:textarea-horizontal-align="justify" draw:textarea-vertical-align="middle" draw:auto-grow-height="false" fo:min-height="0.193cm" fo:min-width="0cm" fo:padding-top="0.152cm" fo:padding-bottom="0.152cm" fo:padding-left="0.277cm" fo:padding-right="0.277cm"/>
    </style:style>
    <style:style style:name="gr38" style:family="graphic" style:parent-style-name="standard">
      <style:graphic-properties draw:stroke="solid" svg:stroke-width="0.053cm" svg:stroke-color="#ff0000" draw:marker-start-width="0.28cm" draw:marker-end-width="0.28cm" draw:fill="none" draw:textarea-horizontal-align="justify" draw:textarea-vertical-align="middle" draw:auto-grow-height="false" fo:min-height="0.201cm" fo:min-width="0cm" fo:padding-top="0.152cm" fo:padding-bottom="0.152cm" fo:padding-left="0.277cm" fo:padding-right="0.277cm"/>
    </style:style>
    <style:style style:name="gr39" style:family="graphic" style:parent-style-name="standard">
      <style:graphic-properties draw:stroke="solid" svg:stroke-width="0.053cm" svg:stroke-color="#00008b" draw:marker-start-width="0.28cm" draw:marker-end-width="0.28cm" draw:fill="solid" draw:fill-color="#ff1493" draw:opacity="7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40" style:family="graphic" style:parent-style-name="standard">
      <style:graphic-properties draw:stroke="solid" svg:stroke-width="0.053cm" svg:stroke-color="#00008b" draw:marker-start-width="0.28cm" draw:marker-end-width="0.28cm" draw:fill="solid" draw:fill-color="#ff1493" draw:opacity="6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41" style:family="graphic" style:parent-style-name="standard">
      <style:graphic-properties draw:stroke="solid" svg:stroke-width="0.053cm" svg:stroke-color="#00008b" draw:marker-start-width="0.28cm" draw:marker-end-width="0.28cm" draw:fill="solid" draw:fill-color="#ff1493" draw:opacity="32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42" style:family="graphic" style:parent-style-name="standard">
      <style:graphic-properties draw:stroke="solid" svg:stroke-width="0.053cm" svg:stroke-color="#000000" draw:marker-start-width="0.28cm" draw:marker-end-width="0.28cm" draw:fill="solid" draw:fill-color="#1e90ff" draw:opacity="70%" draw:textarea-horizontal-align="justify" draw:textarea-vertical-align="middle" draw:auto-grow-height="false" fo:min-height="0.196cm" fo:min-width="0cm" fo:padding-top="0.152cm" fo:padding-bottom="0.152cm" fo:padding-left="0.277cm" fo:padding-right="0.277cm"/>
    </style:style>
    <style:style style:name="gr43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4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263cm" fo:min-width="0.0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width="0.081cm" draw:marker-start-width="0.321cm" draw:marker-end="화살촉_20_4" draw:marker-end-width="0.321cm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fill-color="#000000" draw:opacity="36%" draw:textarea-horizontal-align="justify" draw:textarea-vertical-align="middle" draw:auto-grow-height="false" fo:min-height="13.75cm" fo:min-width="2cm"/>
    </style:style>
    <style:style style:name="gr48" style:family="graphic" style:parent-style-name="standard">
      <style:graphic-properties draw:fill-color="#cd853f" draw:opacity="46%" draw:textarea-horizontal-align="justify" draw:textarea-vertical-align="middle" draw:auto-grow-height="false" fo:min-height="1.25cm" fo:min-width="8.5cm"/>
    </style:style>
    <style:style style:name="gr49" style:family="graphic" style:parent-style-name="standard">
      <style:graphic-properties draw:opacity="29%" draw:textarea-horizontal-align="justify" draw:textarea-vertical-align="middle" draw:auto-grow-height="false" fo:min-height="7.25cm" fo:min-width="1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9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9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3" style:family="graphic" style:parent-style-name="standard">
      <style:graphic-properties draw:fill="gradient" draw:fill-gradient-name="Gradient_20_11" draw:opacity="60%" draw:textarea-horizontal-align="justify" draw:textarea-vertical-align="middle" draw:auto-grow-height="false" fo:min-height="6.75cm" fo:min-width="6.5cm"/>
    </style:style>
    <style:style style:name="gr54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5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163cm" fo:min-width="0.9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6" style:family="graphic" style:parent-style-name="색과_20_선이_20_없는_20_개체">
      <style:graphic-properties draw:textarea-horizontal-align="center" draw:textarea-vertical-align="middle" draw:ole-draw-aspect="1" style:protect="size"/>
    </style:style>
    <style:style style:name="gr57" style:family="graphic" style:parent-style-name="standard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263cm" fo:min-width="0.17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8" style:family="graphic" style:parent-style-name="standard">
      <style:graphic-properties draw:stroke="solid" svg:stroke-width="0.053cm" svg:stroke-color="#000000" draw:marker-start-width="0.28cm" draw:marker-end-width="0.28cm" draw:fill="solid" draw:fill-color="#dc143c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59" style:family="graphic" style:parent-style-name="standard">
      <style:graphic-properties draw:stroke="solid" svg:stroke-width="0.053cm" svg:stroke-color="#000000" draw:marker-start-width="0.28cm" draw:marker-end-width="0.28cm" draw:fill="solid" draw:fill-color="#729fcf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0" style:family="graphic" style:parent-style-name="standard">
      <style:graphic-properties draw:stroke="solid" svg:stroke-width="0.053cm" svg:stroke-color="#000000" draw:marker-start-width="0.28cm" draw:marker-end-width="0.28cm" draw:fill="solid" draw:fill-color="#00800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1" style:family="graphic" style:parent-style-name="standard">
      <style:graphic-properties draw:stroke="solid" svg:stroke-width="0.053cm" svg:stroke-color="#000000" draw:marker-start-width="0.28cm" draw:marker-end-width="0.28cm" draw:fill="solid" draw:fill-color="#9400d3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2" style:family="graphic" style:parent-style-name="objectwithoutfill">
      <style:graphic-properties svg:stroke-width="0.081cm" svg:stroke-color="#dc143c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63" style:family="graphic" style:parent-style-name="objectwithoutfill">
      <style:graphic-properties svg:stroke-width="0.081cm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64" style:family="graphic" style:parent-style-name="objectwithoutfill">
      <style:graphic-properties svg:stroke-width="0.081cm" svg:stroke-color="#008000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081cm" svg:stroke-color="#9400d3" draw:marker-start-width="0.321cm" draw:marker-end="화살촉_20_1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solid" svg:stroke-width="0.053cm" svg:stroke-color="#8b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7" style:family="graphic" style:parent-style-name="standard">
      <style:graphic-properties draw:stroke="solid" svg:stroke-width="0.053cm" svg:stroke-color="#008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8" style:family="graphic" style:parent-style-name="standard">
      <style:graphic-properties draw:stroke="solid" svg:stroke-width="0.053cm" svg:stroke-color="#9400d3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69" style:family="graphic" style:parent-style-name="standard">
      <style:graphic-properties draw:stroke="solid" svg:stroke-width="0.053cm" svg:stroke-color="#9400d3" draw:marker-start-width="0.28cm" draw:marker-end-width="0.28cm" draw:fill="solid" draw:fill-color="#9400d3" draw:opacity="30%" draw:textarea-horizontal-align="justify" draw:textarea-vertical-align="middle" draw:auto-grow-height="false" fo:min-height="3.696cm" fo:min-width="3.446cm" fo:padding-top="0.152cm" fo:padding-bottom="0.152cm" fo:padding-left="0.277cm" fo:padding-right="0.277cm"/>
    </style:style>
    <style:style style:name="gr70" style:family="graphic" style:parent-style-name="standard">
      <style:graphic-properties draw:stroke="solid" svg:stroke-width="0.053cm" svg:stroke-color="#000000" draw:marker-start-width="0.28cm" draw:marker-end-width="0.28cm" draw:fill="solid" draw:fill-color="#c0c0c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1" style:family="graphic" style:parent-style-name="standard">
      <style:graphic-properties draw:stroke="solid" svg:stroke-width="0.053cm" svg:stroke-color="#8b0000" draw:marker-start-width="0.28cm" draw:marker-end-width="0.28cm" draw:fill="solid" draw:fill-color="#cd5c5c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2" style:family="graphic" style:parent-style-name="standard">
      <style:graphic-properties draw:stroke="solid" svg:stroke-width="0.053cm" svg:stroke-color="#008000" draw:marker-start-width="0.28cm" draw:marker-end-width="0.28cm" draw:fill="solid" draw:fill-color="#9acd32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3" style:family="graphic" style:parent-style-name="standard">
      <style:graphic-properties draw:stroke="solid" svg:stroke-width="0.053cm" svg:stroke-color="#9400d3" draw:marker-start-width="0.28cm" draw:marker-end-width="0.28cm" draw:fill="solid" draw:fill-color="#ee82e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74" style:family="graphic" style:parent-style-name="objectwithoutfill">
      <style:graphic-properties svg:stroke-width="0.081cm" draw:marker-start-width="0.321cm" draw:marker-end="화살촉_20_2" draw:marker-end-width="0.421cm" draw:fill="none" draw:textarea-vertical-align="middle" fo:padding-top="0.165cm" fo:padding-bottom="0.165cm" fo:padding-left="0.29cm" fo:padding-right="0.29cm"/>
    </style:style>
    <style:style style:name="gr75" style:family="graphic" style:parent-style-name="색과_20_선이_20_없는_20_개체">
      <style:graphic-properties svg:stroke-color="#000000" draw:textarea-horizontal-align="center" draw:textarea-vertical-align="middle" draw:ole-draw-aspect="1" style:protect="size"/>
    </style:style>
    <style:style style:name="gr76" style:family="graphic" style:parent-style-name="색과_20_선이_20_없는_20_개체">
      <style:graphic-properties svg:stroke-color="#8b0000" draw:textarea-horizontal-align="center" draw:textarea-vertical-align="middle" draw:ole-draw-aspect="1" style:protect="size"/>
    </style:style>
    <style:style style:name="gr77" style:family="graphic" style:parent-style-name="색과_20_선이_20_없는_20_개체">
      <style:graphic-properties svg:stroke-color="#008000" draw:textarea-horizontal-align="center" draw:textarea-vertical-align="middle" draw:ole-draw-aspect="1" style:protect="size"/>
    </style:style>
    <style:style style:name="gr78" style:family="graphic" style:parent-style-name="색과_20_선이_20_없는_20_개체">
      <style:graphic-properties svg:stroke-color="#9400d3" draw:textarea-horizontal-align="center" draw:textarea-vertical-align="middle" draw:ole-draw-aspect="1" style:protect="size"/>
    </style:style>
    <style:style style:name="gr79" style:family="graphic" style:parent-style-name="objectwithoutfill">
      <style:graphic-properties svg:stroke-width="0.081cm" draw:marker-start-width="0.321cm" draw:marker-end="화살촉_20_3" draw:marker-end-width="0.421cm" draw:fill="none" draw:textarea-vertical-align="middle" fo:padding-top="0.165cm" fo:padding-bottom="0.165cm" fo:padding-left="0.29cm" fo:padding-right="0.29cm"/>
    </style:style>
    <style:style style:name="gr80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1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2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3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3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4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5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3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86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60%" draw:textarea-horizontal-align="justify" draw:textarea-vertical-align="middle" draw:auto-grow-height="false" fo:min-height="0.698cm" fo:min-width="0.446cm" fo:padding-top="0.152cm" fo:padding-bottom="0.152cm" fo:padding-left="0.277cm" fo:padding-right="0.277cm"/>
    </style:style>
    <style:style style:name="gr87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45%" draw:textarea-horizontal-align="justify" draw:textarea-vertical-align="middle" draw:auto-grow-height="false" fo:min-height="0.698cm" fo:min-width="0.446cm" fo:padding-top="0.152cm" fo:padding-bottom="0.152cm" fo:padding-left="0.277cm" fo:padding-right="0.277cm"/>
    </style:style>
    <style:style style:name="gr88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30%" draw:textarea-horizontal-align="justify" draw:textarea-vertical-align="middle" draw:auto-grow-height="false" fo:min-height="0.698cm" fo:min-width="0.446cm" fo:padding-top="0.152cm" fo:padding-bottom="0.152cm" fo:padding-left="0.277cm" fo:padding-right="0.277cm"/>
    </style:style>
    <style:style style:name="gr89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0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1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3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2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7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3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9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4" style:family="graphic" style:parent-style-name="standard">
      <style:graphic-properties draw:stroke="solid" svg:stroke-width="0.053cm" svg:stroke-color="#000000" draw:marker-start-width="0.28cm" draw:marker-end-width="0.28cm" draw:fill="solid" draw:fill-color="#a9a9a9" draw:opacity="10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5" style:family="graphic" style:parent-style-name="standard">
      <style:graphic-properties draw:stroke="solid" svg:stroke-width="0.053cm" svg:stroke-color="#000000" draw:marker-start-width="0.28cm" draw:marker-end-width="0.28cm" draw:fill="solid" draw:fill-color="#808080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6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7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7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9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8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10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99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7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0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9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1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10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2" style:family="graphic" style:parent-style-name="standard">
      <style:graphic-properties draw:stroke="solid" svg:stroke-width="0.053cm" svg:stroke-color="#000000" draw:marker-start-width="0.28cm" draw:marker-end-width="0.28cm" draw:fill="solid" draw:fill-color="#6b8e23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3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7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4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9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5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10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6" style:family="graphic" style:parent-style-name="standard">
      <style:graphic-properties draw:stroke="solid" svg:stroke-width="0.053cm" svg:stroke-color="#000000" draw:marker-start-width="0.28cm" draw:marker-end-width="0.28cm" draw:fill="solid" draw:fill-color="#da70d6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7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7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8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9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09" style:family="graphic" style:parent-style-name="standard">
      <style:graphic-properties draw:stroke="solid" svg:stroke-width="0.053cm" svg:stroke-color="#000000" draw:marker-start-width="0.28cm" draw:marker-end-width="0.28cm" draw:fill="solid" draw:fill-color="#db7093" draw:opacity="10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0" style:family="graphic" style:parent-style-name="standard">
      <style:graphic-properties draw:stroke="solid" svg:stroke-width="0.053cm" svg:stroke-color="#000000" draw:marker-start-width="0.28cm" draw:marker-end-width="0.28cm" draw:fill="solid" draw:fill-color="#c71585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1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7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2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9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3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10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4" style:family="graphic" style:parent-style-name="standard">
      <style:graphic-properties draw:stroke="solid" svg:stroke-width="0.053cm" svg:stroke-color="#000000" draw:marker-start-width="0.28cm" draw:marker-end-width="0.28cm" draw:fill="solid" draw:fill-color="#8b4513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5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6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7" style:family="graphic" style:parent-style-name="standard">
      <style:graphic-properties draw:stroke="solid" svg:stroke-width="0.053cm" svg:stroke-color="#000000" draw:marker-start-width="0.28cm" draw:marker-end-width="0.28cm" draw:fill="solid" draw:fill-color="#cd5c5c" draw:opacity="3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8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19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0" style:family="graphic" style:parent-style-name="standard">
      <style:graphic-properties draw:stroke="solid" svg:stroke-width="0.053cm" svg:stroke-color="#000000" draw:marker-start-width="0.28cm" draw:marker-end-width="0.28cm" draw:fill="solid" draw:fill-color="#9acd32" draw:opacity="3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1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2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3" style:family="graphic" style:parent-style-name="standard">
      <style:graphic-properties draw:stroke="solid" svg:stroke-width="0.053cm" svg:stroke-color="#000000" draw:marker-start-width="0.28cm" draw:marker-end-width="0.28cm" draw:fill="solid" draw:fill-color="#ee82ee" draw:opacity="3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4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7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5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9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6" style:family="graphic" style:parent-style-name="standard">
      <style:graphic-properties draw:stroke="solid" svg:stroke-width="0.053cm" svg:stroke-color="#000000" draw:marker-start-width="0.28cm" draw:marker-end-width="0.28cm" draw:fill="solid" draw:fill-color="#4682b4" draw:opacity="10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7" style:family="graphic" style:parent-style-name="standard">
      <style:graphic-properties draw:stroke="solid" svg:stroke-width="0.053cm" svg:stroke-color="#000000" draw:marker-start-width="0.28cm" draw:marker-end-width="0.28cm" draw:fill="solid" draw:fill-color="#4169e1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8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6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29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45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30" style:family="graphic" style:parent-style-name="standard">
      <style:graphic-properties draw:stroke="solid" svg:stroke-width="0.053cm" svg:stroke-color="#000000" draw:marker-start-width="0.28cm" draw:marker-end-width="0.28cm" draw:fill="solid" draw:fill-color="#a0522d" draw:opacity="30%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8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Gradient_20_11" draw:opacity="60%"/>
      <style:paragraph-properties fo:text-align="center"/>
    </style:style>
    <style:style style:name="P3" style:family="paragraph">
      <loext:graphic-properties draw:fill="solid" draw:fill-color="#1e90ff" draw:opacity="32%"/>
      <style:paragraph-properties fo:text-align="center"/>
    </style:style>
    <style:style style:name="P4" style:family="paragraph">
      <loext:graphic-properties draw:fill="solid" draw:fill-color="#ff1493" draw:opacity="60%"/>
      <style:paragraph-properties fo:text-align="center"/>
    </style:style>
    <style:style style:name="P5" style:family="paragraph">
      <loext:graphic-properties draw:fill="solid" draw:fill-color="#ff1493" draw:opacity="32%"/>
      <style:paragraph-properties fo:text-align="center"/>
    </style:style>
    <style:style style:name="P6" style:family="paragraph">
      <loext:graphic-properties draw:fill="solid" draw:fill-color="#1e90ff" draw:opacity="60%"/>
      <style:paragraph-properties fo:text-align="center"/>
    </style:style>
    <style:style style:name="P7" style:family="paragraph">
      <loext:graphic-properties draw:fill="solid" draw:fill-color="#1e90ff" draw:opacity="70%"/>
      <style:paragraph-properties fo:text-align="center"/>
    </style:style>
    <style:style style:name="P8" style:family="paragraph">
      <loext:graphic-properties draw:fill="solid" draw:fill-color="#ff1493" draw:opacity="70%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solid" draw:fill-color="#daa520"/>
      <style:paragraph-properties fo:text-align="center"/>
    </style:style>
    <style:style style:name="P13" style:family="paragraph">
      <loext:graphic-properties draw:fill="solid" draw:fill-color="#ee82ee"/>
      <style:paragraph-properties fo:text-align="center"/>
    </style:style>
    <style:style style:name="P14" style:family="paragraph">
      <loext:graphic-properties draw:fill="solid" draw:fill-color="#cd5c5c"/>
      <style:paragraph-properties fo:text-align="center"/>
    </style:style>
    <style:style style:name="P15" style:family="paragraph">
      <loext:graphic-properties draw:fill="solid" draw:fill-color="#8fbc8f"/>
      <style:paragraph-properties fo:text-align="center"/>
    </style:style>
    <style:style style:name="P16" style:family="paragraph">
      <loext:graphic-properties draw:fill="solid" draw:fill-color="#bdb76b"/>
      <style:paragraph-properties fo:text-align="center"/>
    </style:style>
    <style:style style:name="P17" style:family="paragraph">
      <loext:graphic-properties draw:fill="solid" draw:fill-color="#a9a9a9"/>
      <style:paragraph-properties fo:text-align="center"/>
    </style:style>
    <style:style style:name="P18" style:family="paragraph">
      <loext:graphic-properties draw:fill="solid" draw:fill-color="#4169e1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solid" draw:fill-color="#e0ffff" draw:opacity="91%"/>
      <style:paragraph-properties fo:text-align="center"/>
    </style:style>
    <style:style style:name="P21" style:family="paragraph">
      <loext:graphic-properties draw:fill="solid" draw:fill-color="#808080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-color="#000000" draw:opacity="36%"/>
      <style:paragraph-properties fo:text-align="center"/>
    </style:style>
    <style:style style:name="P24" style:family="paragraph">
      <loext:graphic-properties draw:fill-color="#cd853f" draw:opacity="46%"/>
      <style:paragraph-properties fo:text-align="center"/>
    </style:style>
    <style:style style:name="P25" style:family="paragraph">
      <loext:graphic-properties draw:opacity="29%"/>
      <style:paragraph-properties fo:text-align="center"/>
    </style:style>
    <style:style style:name="P26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1" style:font-size-complex="24pt" style:font-style-complex="italic" style:font-weight-complex="bold" style:text-emphasize="none" style:font-relief="none" style:text-overline-style="none" style:text-overline-color="font-color"/>
    </style:style>
    <style:style style:name="P29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1" style:font-size-complex="24pt" style:font-style-complex="italic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="solid" draw:fill-color="#dc143c"/>
      <style:paragraph-properties fo:text-align="center"/>
    </style:style>
    <style:style style:name="P31" style:family="paragraph">
      <loext:graphic-properties draw:fill="solid" draw:fill-color="#008000"/>
      <style:paragraph-properties fo:text-align="center"/>
    </style:style>
    <style:style style:name="P32" style:family="paragraph">
      <loext:graphic-properties draw:fill="solid" draw:fill-color="#9400d3"/>
      <style:paragraph-properties fo:text-align="center"/>
    </style:style>
    <style:style style:name="P33" style:family="paragraph">
      <loext:graphic-properties draw:fill="solid" draw:fill-color="#9400d3" draw:opacity="30%"/>
      <style:paragraph-properties fo:text-align="center"/>
    </style:style>
    <style:style style:name="P34" style:family="paragraph">
      <loext:graphic-properties draw:fill="solid" draw:fill-color="#c0c0c0"/>
      <style:paragraph-properties fo:text-align="center"/>
    </style:style>
    <style:style style:name="P35" style:family="paragraph">
      <loext:graphic-properties draw:fill="solid" draw:fill-color="#9acd32"/>
      <style:paragraph-properties fo:text-align="center"/>
    </style:style>
    <style:style style:name="P36" style:family="paragraph">
      <loext:graphic-properties draw:fill="solid" draw:fill-color="#a9a9a9" draw:opacity="60%"/>
      <style:paragraph-properties fo:text-align="center"/>
    </style:style>
    <style:style style:name="P37" style:family="paragraph">
      <loext:graphic-properties draw:fill="solid" draw:fill-color="#a9a9a9" draw:opacity="45%"/>
      <style:paragraph-properties fo:text-align="center"/>
    </style:style>
    <style:style style:name="P38" style:family="paragraph">
      <loext:graphic-properties draw:fill="solid" draw:fill-color="#a9a9a9" draw:opacity="30%"/>
      <style:paragraph-properties fo:text-align="center"/>
    </style:style>
    <style:style style:name="P39" style:family="paragraph">
      <loext:graphic-properties draw:fill="solid" draw:fill-color="#db7093" draw:opacity="60%"/>
      <style:paragraph-properties fo:text-align="center"/>
    </style:style>
    <style:style style:name="P40" style:family="paragraph">
      <loext:graphic-properties draw:fill="solid" draw:fill-color="#db7093" draw:opacity="45%"/>
      <style:paragraph-properties fo:text-align="center"/>
    </style:style>
    <style:style style:name="P41" style:family="paragraph">
      <loext:graphic-properties draw:fill="solid" draw:fill-color="#db7093" draw:opacity="30%"/>
      <style:paragraph-properties fo:text-align="center"/>
    </style:style>
    <style:style style:name="P42" style:family="paragraph">
      <loext:graphic-properties draw:fill="solid" draw:fill-color="#a0522d" draw:opacity="60%"/>
      <style:paragraph-properties fo:text-align="center"/>
    </style:style>
    <style:style style:name="P43" style:family="paragraph">
      <loext:graphic-properties draw:fill="solid" draw:fill-color="#a0522d" draw:opacity="45%"/>
      <style:paragraph-properties fo:text-align="center"/>
    </style:style>
    <style:style style:name="P44" style:family="paragraph">
      <loext:graphic-properties draw:fill="solid" draw:fill-color="#a0522d" draw:opacity="30%"/>
      <style:paragraph-properties fo:text-align="center"/>
    </style:style>
    <style:style style:name="P45" style:family="paragraph">
      <loext:graphic-properties draw:fill="solid" draw:fill-color="#4682b4" draw:opacity="60%"/>
      <style:paragraph-properties fo:text-align="center"/>
    </style:style>
    <style:style style:name="P46" style:family="paragraph">
      <loext:graphic-properties draw:fill="solid" draw:fill-color="#4682b4" draw:opacity="45%"/>
      <style:paragraph-properties fo:text-align="center"/>
    </style:style>
    <style:style style:name="P47" style:family="paragraph">
      <loext:graphic-properties draw:fill="solid" draw:fill-color="#4682b4" draw:opacity="30%"/>
      <style:paragraph-properties fo:text-align="center"/>
    </style:style>
    <style:style style:name="P48" style:family="paragraph">
      <loext:graphic-properties draw:fill="solid" draw:fill-color="#a9a9a9" draw:opacity="75%"/>
      <style:paragraph-properties fo:text-align="center"/>
    </style:style>
    <style:style style:name="P49" style:family="paragraph">
      <loext:graphic-properties draw:fill="solid" draw:fill-color="#a9a9a9" draw:opacity="90%"/>
      <style:paragraph-properties fo:text-align="center"/>
    </style:style>
    <style:style style:name="P50" style:family="paragraph">
      <loext:graphic-properties draw:fill="solid" draw:fill-color="#a9a9a9" draw:opacity="100%"/>
      <style:paragraph-properties fo:text-align="center"/>
    </style:style>
    <style:style style:name="P51" style:family="paragraph">
      <loext:graphic-properties draw:fill="solid" draw:fill-color="#cd5c5c" draw:opacity="75%"/>
      <style:paragraph-properties fo:text-align="center"/>
    </style:style>
    <style:style style:name="P52" style:family="paragraph">
      <loext:graphic-properties draw:fill="solid" draw:fill-color="#cd5c5c" draw:opacity="90%"/>
      <style:paragraph-properties fo:text-align="center"/>
    </style:style>
    <style:style style:name="P53" style:family="paragraph">
      <loext:graphic-properties draw:fill="solid" draw:fill-color="#cd5c5c" draw:opacity="100%"/>
      <style:paragraph-properties fo:text-align="center"/>
    </style:style>
    <style:style style:name="P54" style:family="paragraph">
      <loext:graphic-properties draw:fill="solid" draw:fill-color="#9acd32" draw:opacity="75%"/>
      <style:paragraph-properties fo:text-align="center"/>
    </style:style>
    <style:style style:name="P55" style:family="paragraph">
      <loext:graphic-properties draw:fill="solid" draw:fill-color="#9acd32" draw:opacity="90%"/>
      <style:paragraph-properties fo:text-align="center"/>
    </style:style>
    <style:style style:name="P56" style:family="paragraph">
      <loext:graphic-properties draw:fill="solid" draw:fill-color="#9acd32" draw:opacity="100%"/>
      <style:paragraph-properties fo:text-align="center"/>
    </style:style>
    <style:style style:name="P57" style:family="paragraph">
      <loext:graphic-properties draw:fill="solid" draw:fill-color="#6b8e23"/>
      <style:paragraph-properties fo:text-align="center"/>
    </style:style>
    <style:style style:name="P58" style:family="paragraph">
      <loext:graphic-properties draw:fill="solid" draw:fill-color="#ee82ee" draw:opacity="75%"/>
      <style:paragraph-properties fo:text-align="center"/>
    </style:style>
    <style:style style:name="P59" style:family="paragraph">
      <loext:graphic-properties draw:fill="solid" draw:fill-color="#ee82ee" draw:opacity="90%"/>
      <style:paragraph-properties fo:text-align="center"/>
    </style:style>
    <style:style style:name="P60" style:family="paragraph">
      <loext:graphic-properties draw:fill="solid" draw:fill-color="#ee82ee" draw:opacity="100%"/>
      <style:paragraph-properties fo:text-align="center"/>
    </style:style>
    <style:style style:name="P61" style:family="paragraph">
      <loext:graphic-properties draw:fill="solid" draw:fill-color="#da70d6"/>
      <style:paragraph-properties fo:text-align="center"/>
    </style:style>
    <style:style style:name="P62" style:family="paragraph">
      <loext:graphic-properties draw:fill="solid" draw:fill-color="#db7093" draw:opacity="75%"/>
      <style:paragraph-properties fo:text-align="center"/>
    </style:style>
    <style:style style:name="P63" style:family="paragraph">
      <loext:graphic-properties draw:fill="solid" draw:fill-color="#db7093" draw:opacity="90%"/>
      <style:paragraph-properties fo:text-align="center"/>
    </style:style>
    <style:style style:name="P64" style:family="paragraph">
      <loext:graphic-properties draw:fill="solid" draw:fill-color="#db7093" draw:opacity="100%"/>
      <style:paragraph-properties fo:text-align="center"/>
    </style:style>
    <style:style style:name="P65" style:family="paragraph">
      <loext:graphic-properties draw:fill="solid" draw:fill-color="#c71585"/>
      <style:paragraph-properties fo:text-align="center"/>
    </style:style>
    <style:style style:name="P66" style:family="paragraph">
      <loext:graphic-properties draw:fill="solid" draw:fill-color="#a0522d" draw:opacity="75%"/>
      <style:paragraph-properties fo:text-align="center"/>
    </style:style>
    <style:style style:name="P67" style:family="paragraph">
      <loext:graphic-properties draw:fill="solid" draw:fill-color="#a0522d" draw:opacity="90%"/>
      <style:paragraph-properties fo:text-align="center"/>
    </style:style>
    <style:style style:name="P68" style:family="paragraph">
      <loext:graphic-properties draw:fill="solid" draw:fill-color="#a0522d" draw:opacity="100%"/>
      <style:paragraph-properties fo:text-align="center"/>
    </style:style>
    <style:style style:name="P69" style:family="paragraph">
      <loext:graphic-properties draw:fill="solid" draw:fill-color="#8b4513"/>
      <style:paragraph-properties fo:text-align="center"/>
    </style:style>
    <style:style style:name="P70" style:family="paragraph">
      <loext:graphic-properties draw:fill="solid" draw:fill-color="#cd5c5c" draw:opacity="60%"/>
      <style:paragraph-properties fo:text-align="center"/>
    </style:style>
    <style:style style:name="P71" style:family="paragraph">
      <loext:graphic-properties draw:fill="solid" draw:fill-color="#cd5c5c" draw:opacity="45%"/>
      <style:paragraph-properties fo:text-align="center"/>
    </style:style>
    <style:style style:name="P72" style:family="paragraph">
      <loext:graphic-properties draw:fill="solid" draw:fill-color="#cd5c5c" draw:opacity="30%"/>
      <style:paragraph-properties fo:text-align="center"/>
    </style:style>
    <style:style style:name="P73" style:family="paragraph">
      <loext:graphic-properties draw:fill="solid" draw:fill-color="#9acd32" draw:opacity="60%"/>
      <style:paragraph-properties fo:text-align="center"/>
    </style:style>
    <style:style style:name="P74" style:family="paragraph">
      <loext:graphic-properties draw:fill="solid" draw:fill-color="#9acd32" draw:opacity="45%"/>
      <style:paragraph-properties fo:text-align="center"/>
    </style:style>
    <style:style style:name="P75" style:family="paragraph">
      <loext:graphic-properties draw:fill="solid" draw:fill-color="#9acd32" draw:opacity="30%"/>
      <style:paragraph-properties fo:text-align="center"/>
    </style:style>
    <style:style style:name="P76" style:family="paragraph">
      <loext:graphic-properties draw:fill="solid" draw:fill-color="#ee82ee" draw:opacity="60%"/>
      <style:paragraph-properties fo:text-align="center"/>
    </style:style>
    <style:style style:name="P77" style:family="paragraph">
      <loext:graphic-properties draw:fill="solid" draw:fill-color="#ee82ee" draw:opacity="45%"/>
      <style:paragraph-properties fo:text-align="center"/>
    </style:style>
    <style:style style:name="P78" style:family="paragraph">
      <loext:graphic-properties draw:fill="solid" draw:fill-color="#ee82ee" draw:opacity="30%"/>
      <style:paragraph-properties fo:text-align="center"/>
    </style:style>
    <style:style style:name="P79" style:family="paragraph">
      <loext:graphic-properties draw:fill="solid" draw:fill-color="#4682b4" draw:opacity="75%"/>
      <style:paragraph-properties fo:text-align="center"/>
    </style:style>
    <style:style style:name="P80" style:family="paragraph">
      <loext:graphic-properties draw:fill="solid" draw:fill-color="#4682b4" draw:opacity="90%"/>
      <style:paragraph-properties fo:text-align="center"/>
    </style:style>
    <style:style style:name="P81" style:family="paragraph">
      <loext:graphic-properties draw:fill="solid" draw:fill-color="#4682b4" draw:opacity="100%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1" style:font-size-complex="2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1cm" svg:height="1cm" svg:x="19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0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0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1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1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.75cm" svg:y="12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.75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9.75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0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0.75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1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1.75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.7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5.75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.7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6.75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7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7.75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8.7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8.75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5.7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7.7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6.7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8.75cm" svg:y="1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.7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2.75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.7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3.75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.7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4.75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.75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.7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5.75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3.7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2.7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5.7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24.75cm" svg:y="1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15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5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5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5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5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5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5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19.75cm" svg:y="1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0.75cm" svg:y="1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9.75cm" svg:y="10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75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21.75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21.75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5.25cm" svg:y="1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3.25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1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25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1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25cm" svg:y="10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25cm" svg:y="1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.25cm" svg:y="12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3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5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3cm" svg:y="1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4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2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2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25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1.25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0.25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1.25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0.25cm" svg:y="1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25cm" svg:y="13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0.25cm" svg:y="1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25cm" svg:y="13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11.25cm" svg:y="1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2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2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2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2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25cm" svg:y="1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25cm" svg:y="13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4.25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3.25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4.25cm" svg:y="1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3.25cm" svg:y="12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2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25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4.25cm" svg:y="10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2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4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4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7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name="Snow 13" draw:style-name="gr12" draw:text-style-name="P10" draw:layer="layout" svg:width="1cm" svg:height="1cm" svg:x="5.5cm" svg:y="3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3" draw:layer="layout" svg:width="1cm" svg:height="1cm" svg:x="23.7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4.75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3.75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4.75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25.75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25.7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16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2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.25cm" svg:y="4cm">
          <text:p/>
          <draw:enhanced-geometry svg:viewBox="0 0 21600 21600" draw:type="rectangle" draw:enhanced-path="M 0 0 L 21600 0 21600 21600 0 21600 0 0 Z N"/>
        </draw:custom-shape>
        <draw:custom-shape draw:name="Snow 14" draw:style-name="gr12" draw:text-style-name="P10" draw:layer="layout" svg:width="1cm" svg:height="1cm" svg:x="22cm" svg:y="3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5" draw:style-name="gr12" draw:text-style-name="P10" draw:layer="layout" svg:width="1cm" svg:height="1cm" svg:x="13.75cm" svg:y="3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기본값">
        <draw:custom-shape draw:style-name="gr5" draw:text-style-name="P3" draw:layer="layout" svg:width="1cm" svg:height="1cm" svg:x="22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3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2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3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24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24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4.5cm" svg:y="2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5.5cm" svg:y="2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6.5cm" svg:y="2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7.5cm" svg:y="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4.5cm" svg:y="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5.5cm" svg:y="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6.5cm" svg:y="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7.5cm" svg:y="3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4.5cm" svg:y="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5.5cm" svg:y="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6.5cm" svg:y="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7.5cm" svg:y="4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18.5cm" svg:y="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18.5cm" svg:y="3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8.5cm" svg:y="4.75cm">
          <text:p/>
          <draw:enhanced-geometry svg:viewBox="0 0 21600 21600" draw:type="rectangle" draw:enhanced-path="M 0 0 L 21600 0 21600 21600 0 21600 0 0 Z N"/>
        </draw:custom-shape>
        <draw:custom-shape draw:name="Snow 16" draw:style-name="gr12" draw:text-style-name="P10" draw:layer="layout" svg:width="1cm" svg:height="1cm" svg:x="20.25cm" svg:y="4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6" draw:text-style-name="P14" draw:layer="layout" svg:width="1cm" svg:height="1cm" svg:x="14.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15.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16.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17.5cm" svg:y="5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18.5cm" svg:y="5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4.5cm" svg:y="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5.5cm" svg:y="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6.5cm" svg:y="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7.5cm" svg:y="6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18.5cm" svg:y="6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4.75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5.75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6.75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7.75cm" svg:y="11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4.75cm" svg:y="13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5.75cm" svg:y="13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6.75cm" svg:y="13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7.75cm" svg:y="13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8.75cm" svg:y="11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8.75cm" svg:y="13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4.7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5.7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6.7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7.7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8.75cm" svg:y="14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4.75cm" svg:y="16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5.75cm" svg:y="16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6.75cm" svg:y="16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7.75cm" svg:y="16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8.75cm" svg:y="1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1.75cm" svg:y="11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75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2.75cm" svg:y="1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1.75cm" svg:y="13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75cm" svg:y="13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2.75cm" svg:y="1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1.75cm" svg:y="14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75cm" svg:y="14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2.75cm" svg:y="14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1.75cm" svg:y="16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75cm" svg:y="16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2.75cm" svg:y="16.25cm">
          <text:p/>
          <draw:enhanced-geometry svg:viewBox="0 0 21600 21600" draw:type="rectangle" draw:enhanced-path="M 0 0 L 21600 0 21600 21600 0 21600 0 0 Z N"/>
        </draw:custom-shape>
        <draw:custom-shape draw:name="Snow 17" draw:style-name="gr18" draw:text-style-name="P10" draw:layer="layout" svg:width="0.5cm" svg:height="0.5cm" svg:x="10cm" svg:y="12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8" draw:style-name="gr18" draw:text-style-name="P10" draw:layer="layout" svg:width="0.5cm" svg:height="0.5cm" svg:x="10cm" svg:y="13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9" draw:style-name="gr18" draw:text-style-name="P10" draw:layer="layout" svg:width="0.5cm" svg:height="0.5cm" svg:x="10cm" svg:y="1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0" draw:style-name="gr18" draw:text-style-name="P10" draw:layer="layout" svg:width="0.5cm" svg:height="0.5cm" svg:x="10cm" svg:y="16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4" draw:text-style-name="P12" draw:layer="layout" svg:width="1cm" svg:height="1cm" svg:x="4.75cm" svg:y="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5.75cm" svg:y="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6.75cm" svg:y="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7.7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4.7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5.7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6.75cm" svg:y="20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7.75cm" svg:y="2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1cm" svg:x="8.75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8.75cm" svg:y="20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4.7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5.7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6.7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7.75cm" svg:y="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1cm" svg:x="8.75cm" svg:y="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4.75cm" svg:y="2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5.75cm" svg:y="2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6.75cm" svg:y="2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7.75cm" svg:y="2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cm" svg:height="1cm" svg:x="8.75cm" svg:y="23.5cm">
          <text:p/>
          <draw:enhanced-geometry svg:viewBox="0 0 21600 21600" draw:type="rectangle" draw:enhanced-path="M 0 0 L 21600 0 21600 21600 0 21600 0 0 Z N"/>
        </draw:custom-shape>
        <draw:custom-shape draw:name="Snow 21" draw:style-name="gr18" draw:text-style-name="P10" draw:layer="layout" svg:width="0.5cm" svg:height="0.5cm" svg:x="10cm" svg:y="19.2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2" draw:style-name="gr18" draw:text-style-name="P10" draw:layer="layout" svg:width="0.5cm" svg:height="0.5cm" svg:x="10cm" svg:y="20.7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3" draw:style-name="gr18" draw:text-style-name="P10" draw:layer="layout" svg:width="0.5cm" svg:height="0.5cm" svg:x="10cm" svg:y="22.2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4" draw:style-name="gr18" draw:text-style-name="P10" draw:layer="layout" svg:width="0.5cm" svg:height="0.5cm" svg:x="10cm" svg:y="23.7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3" draw:layer="layout" svg:width="1cm" svg:height="1cm" svg:x="10.75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1.75cm" svg:y="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2.75cm" svg:y="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10.75cm" svg:y="2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1.75cm" svg:y="2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2.75cm" svg:y="2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10.75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1.75cm" svg:y="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2.75cm" svg:y="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10.75cm" svg:y="2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1.75cm" svg:y="2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2.75cm" svg:y="23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6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7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8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9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0cm" svg:y="1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6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7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8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0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6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7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8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9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0cm" svg:y="14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6cm" svg:y="1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7cm" svg:y="1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8cm" svg:y="1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19cm" svg:y="1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0cm" svg:y="16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6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7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8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9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20cm" svg:y="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6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7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8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9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20cm" svg:y="2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7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8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9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20cm" svg:y="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6cm" svg:y="2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7cm" svg:y="2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8cm" svg:y="2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19cm" svg:y="2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20cm" svg:y="23.5cm">
          <text:p/>
          <draw:enhanced-geometry svg:viewBox="0 0 21600 21600" draw:type="rectangle" draw:enhanced-path="M 0 0 L 21600 0 21600 21600 0 21600 0 0 Z N"/>
        </draw:custom-shape>
        <draw:custom-shape draw:name="Snow 25" draw:style-name="gr18" draw:text-style-name="P10" draw:layer="layout" svg:width="0.5cm" svg:height="0.5cm" svg:x="14.5cm" svg:y="12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6" draw:style-name="gr18" draw:text-style-name="P10" draw:layer="layout" svg:width="0.5cm" svg:height="0.5cm" svg:x="14.5cm" svg:y="13.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7" draw:style-name="gr18" draw:text-style-name="P10" draw:layer="layout" svg:width="0.5cm" svg:height="0.5cm" svg:x="14.5cm" svg:y="1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8" draw:style-name="gr18" draw:text-style-name="P10" draw:layer="layout" svg:width="0.5cm" svg:height="0.5cm" svg:x="14.5cm" svg:y="16.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9" draw:style-name="gr18" draw:text-style-name="P10" draw:layer="layout" svg:width="0.5cm" svg:height="0.5cm" svg:x="14.5cm" svg:y="19.2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0" draw:style-name="gr18" draw:text-style-name="P10" draw:layer="layout" svg:width="0.5cm" svg:height="0.5cm" svg:x="14.5cm" svg:y="20.7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1" draw:style-name="gr18" draw:text-style-name="P10" draw:layer="layout" svg:width="0.5cm" svg:height="0.5cm" svg:x="14.5cm" svg:y="22.2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2" draw:style-name="gr18" draw:text-style-name="P10" draw:layer="layout" svg:width="0.5cm" svg:height="0.5cm" svg:x="14.5cm" svg:y="23.7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1" draw:text-style-name="P18" draw:layer="layout" svg:width="1cm" svg:height="1cm" svg:x="28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9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0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1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2.2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8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9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0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1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2.25cm" svg:y="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8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9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0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1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2.2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8.25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29.25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0.25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1.25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cm" svg:height="1cm" svg:x="32.25cm" svg:y="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4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5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6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7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8.5cm" svg:y="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4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5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6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7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8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4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5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6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7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8.5cm" svg:y="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4.5cm" svg:y="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5.5cm" svg:y="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6.5cm" svg:y="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7.5cm" svg:y="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1cm" svg:x="28.5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2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3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4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5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6cm" svg:y="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2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3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4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5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6cm" svg:y="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2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3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4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5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6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2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3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4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5cm" svg:y="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cm" svg:height="1cm" svg:x="36cm" svg:y="18cm">
          <text:p/>
          <draw:enhanced-geometry svg:viewBox="0 0 21600 21600" draw:type="rectangle" draw:enhanced-path="M 0 0 L 21600 0 21600 21600 0 21600 0 0 Z N"/>
        </draw:custom-shape>
        <draw:custom-shape draw:name="Snow 33" draw:style-name="gr12" draw:text-style-name="P10" draw:layer="layout" svg:width="1cm" svg:height="1cm" svg:x="26cm" svg:y="4.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4" draw:style-name="gr22" draw:text-style-name="P10" draw:layer="layout" svg:width="1cm" svg:height="1.001cm" svg:x="30.25cm" svg:y="16.497cm">
          <text:p text:style-name="P9"><text:span text:style-name="T1">+</text:span></text:p>
          <draw:enhanced-geometry svg:viewBox="0 0 21600 21600" draw:mirror-horizontal="false" draw:mirror-vertical="tru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23" draw:text-style-name="P1" draw:layer="layout" svg:x1="30.75cm" svg:y1="13.75cm" svg:x2="30.75cm" svg:y2="8.25cm">
          <text:p/>
        </draw:line>
        <draw:line draw:style-name="gr23" draw:text-style-name="P1" draw:layer="layout" svg:x1="20.25cm" svg:y1="8.25cm" svg:x2="14.25cm" svg:y2="10.75cm">
          <text:p/>
        </draw:line>
        <draw:line draw:style-name="gr23" draw:text-style-name="P1" draw:layer="layout" svg:x1="21.75cm" svg:y1="17.25cm" svg:x2="23.75cm" svg:y2="17.25cm">
          <text:p/>
        </draw:line>
        <draw:frame draw:style-name="gr24" draw:text-style-name="P19" draw:layer="layout" svg:width="5.531cm" svg:height="1.19cm" svg:x="6.511cm" svg:y="4.25cm">
          <draw:text-box>
            <text:p><text:span text:style-name="T2">2D convolution</text:span></text:p>
          </draw:text-box>
        </draw:frame>
        <draw:frame draw:style-name="gr25" draw:text-style-name="P19" draw:layer="layout" svg:width="9.079cm" svg:height="1.969cm" svg:x="4.171cm" svg:y="8.281cm">
          <draw:text-box>
            <text:p><text:span text:style-name="T2">Decompose to several 1D convolutions</text:span></text:p>
          </draw:text-box>
        </draw:frame>
      </draw:page>
      <draw:page draw:name="page3" draw:style-name="dp1" draw:master-page-name="기본값">
        <draw:custom-shape draw:style-name="gr26" draw:text-style-name="P20" draw:layer="layout" svg:width="0.5cm" svg:height="0.5cm" svg:x="24.6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cm" svg:y="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3.12cm" svg:y="20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3.62cm" svg:y="20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4.12cm" svg:y="20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3.62cm" svg:y="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4.12cm" svg:y="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4.62cm" svg:y="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4.12cm" svg:y="21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4.62cm" svg:y="21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5.12cm" svg:y="2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4.62cm" svg:y="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5.12cm" svg:y="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5.62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5.12cm" svg:y="22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5.62cm" svg:y="2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6.12cm" svg:y="2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5.62cm" svg:y="2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6.12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6.62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6.12cm" svg:y="23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6.62cm" svg:y="2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7.1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3.617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4.617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cm" svg:y="2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2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1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0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0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19.75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0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1.75cm" svg:y="2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19.75cm" svg:y="2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7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21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1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7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8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7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8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7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7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8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8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6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0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4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1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0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1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0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2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cm" svg:height="1cm" svg:x="21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7.75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0.497cm" svg:x="35.492cm" svg:y="8.7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0.498cm" svg:x="35.492cm" svg:y="6.7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7.2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9.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8.24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5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6.25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9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0.495cm" svg:height="0.498cm" svg:x="35.492cm" svg:y="11.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5.492cm" svg:y="12.2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5.492cm" svg:y="11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5.492cm" svg:y="12.7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35.492cm" svg:y="13.2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492cm" svg:y="1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svg:x="35.492cm" svg:y="14.2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svg:x="35.492cm" svg:y="10.7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492cm" svg:y="10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35.502cm" svg:y="15.7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5.502cm" svg:y="16.7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5.502cm" svg:y="16.2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5.502cm" svg:y="17.2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35.502cm" svg:y="17.7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502cm" svg:y="18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svg:x="35.502cm" svg:y="18.7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svg:x="35.502cm" svg:y="15.2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502cm" svg:y="14.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35.505cm" svg:y="20.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5.505cm" svg:y="21.2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5.505cm" svg:y="20.7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5.505cm" svg:y="21.7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35.505cm" svg:y="22.24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505cm" svg:y="2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svg:x="35.505cm" svg:y="23.24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svg:x="35.505cm" svg:y="19.7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svg:x="35.505cm" svg:y="19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25.75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0.497cm" svg:x="35.492cm" svg:y="26.7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0.498cm" svg:x="35.492cm" svg:y="24.7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25.2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27.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svg:x="35.492cm" svg:y="26.24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23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24.25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svg:x="35.492cm" svg:y="27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0.5cm" svg:height="0.5cm" svg:x="11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0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9.625cm" svg:y="1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0.125cm" svg:y="1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0.625cm" svg:y="1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0.125cm" svg:y="10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0.625cm" svg:y="10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1.125cm" svg:y="10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0.625cm" svg:y="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1.125cm" svg:y="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1.625cm" svg:y="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1.125cm" svg:y="11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1.625cm" svg:y="11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2.125cm" svg:y="1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1.625cm" svg:y="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2.125cm" svg:y="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2.625cm" svg:y="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2.125cm" svg:y="12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2.625cm" svg:y="1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3.125cm" svg:y="1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2.625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3.125cm" svg:y="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3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0.1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1.1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0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4.125cm" svg:y="1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4.625cm" svg:y="1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xml:id="id2" draw:id="id2" draw:layer="layout" svg:width="0.5cm" svg:height="0.5cm" svg:x="15.125cm" svg:y="1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4.625cm" svg:y="1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5.125cm" svg:y="10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5.625cm" svg:y="10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5.125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5.625cm" svg:y="1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6.125cm" svg:y="1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5.625cm" svg:y="11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6.125cm" svg:y="1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6.625cm" svg:y="1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6.125cm" svg:y="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6.625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7.125cm" svg:y="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6.625cm" svg:y="1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7.125cm" svg:y="12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7.625cm" svg:y="1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7.125cm" svg:y="1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7.625cm" svg:y="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8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4.6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5.6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9.1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0.1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4.125cm" svg:y="13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4.625cm" svg:y="1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5.125cm" svg:y="13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4.625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5.125cm" svg:y="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5.625cm" svg:y="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5.125cm" svg:y="14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5.625cm" svg:y="14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6.125cm" svg:y="14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5.625cm" svg:y="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6.125cm" svg:y="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6.625cm" svg:y="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6.125cm" svg:y="15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6.625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7.125cm" svg:y="15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5cm" svg:height="0.5cm" svg:x="16.625cm" svg:y="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7.125cm" svg:y="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7.625cm" svg:y="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7.125cm" svg:y="16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7.625cm" svg:y="16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8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4.6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5.6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8.625cm" svg:y="1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9.125cm" svg:y="1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9.625cm" svg:y="1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9.125cm" svg:y="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9.625cm" svg:y="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0.125cm" svg:y="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9.625cm" svg:y="14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0.125cm" svg:y="14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0.625cm" svg:y="14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0.125cm" svg:y="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0.625cm" svg:y="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1.125cm" svg:y="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0.625cm" svg:y="1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1.125cm" svg:y="15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1.625cm" svg:y="15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1.125cm" svg:y="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1.625cm" svg:y="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2.125cm" svg:y="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1.625cm" svg:y="16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2.125cm" svg:y="16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2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9.1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0.1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3.6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4.6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8.625cm" svg:y="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9.125cm" svg:y="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9.625cm" svg:y="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9.12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9.625cm" svg:y="17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0.125cm" svg:y="1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9.625cm" svg:y="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0.125cm" svg:y="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0.625cm" svg:y="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0.125cm" svg:y="18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0.625cm" svg:y="18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1.125cm" svg:y="18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0.625cm" svg:y="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1.125cm" svg:y="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1.625cm" svg:y="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1.125cm" svg:y="19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1.625cm" svg:y="1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2.125cm" svg:y="19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1.625cm" svg:y="2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2.125cm" svg:y="2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2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9.1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0.1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7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3.125cm" svg:y="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3.625cm" svg:y="1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4.125cm" svg:y="1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3.625cm" svg:y="17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4.125cm" svg:y="17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4.625cm" svg:y="17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4.125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4.625cm" svg:y="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5.125cm" svg:y="1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4.625cm" svg:y="1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5.125cm" svg:y="18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5.625cm" svg:y="18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5.125cm" svg:y="1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5.625cm" svg:y="1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6.125cm" svg:y="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5.625cm" svg:y="1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6.125cm" svg:y="19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6.625cm" svg:y="19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6.125cm" svg:y="2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6.625cm" svg:y="2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7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3.6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4.6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8.1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1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0.1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1.1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0.1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1.1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19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4.622cm" svg:y="17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5.622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3.6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4.6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4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3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8.122cm" svg:y="14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122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8.122cm" svg:y="10.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122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2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7.625cm" svg:y="20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8.125cm" svg:y="20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8.625cm" svg:y="20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8.125cm" svg:y="2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8.625cm" svg:y="2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.125cm" svg:y="2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8.625cm" svg:y="21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.125cm" svg:y="2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.625cm" svg:y="2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.125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.625cm" svg:y="2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.125cm" svg:y="2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.625cm" svg:y="2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0.125cm" svg:y="22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.625cm" svg:y="2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0.125cm" svg:y="2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0.625cm" svg:y="2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1.125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0.625cm" svg:y="2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1.125cm" svg:y="2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1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8.122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12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4.622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5.62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2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9.122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0.12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0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1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8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9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20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2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0.122cm" svg:y="21.4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1.122cm" svg:y="2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1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625cm" svg:y="2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125cm" svg:y="23.5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14.125cm" svg:y1="9.5cm" svg:x2="14.125cm" svg:y2="24.5cm">
          <text:p/>
        </draw:line>
        <draw:line draw:style-name="gr43" draw:text-style-name="P1" draw:layer="layout" svg:x1="18.625cm" svg:y1="9.5cm" svg:x2="18.625cm" svg:y2="24.5cm">
          <text:p/>
        </draw:line>
        <draw:line draw:style-name="gr43" draw:text-style-name="P1" draw:layer="layout" svg:x1="23.125cm" svg:y1="9.5cm" svg:x2="23.125cm" svg:y2="24.5cm">
          <text:p/>
        </draw:line>
        <draw:line draw:style-name="gr43" draw:text-style-name="P1" draw:layer="layout" svg:x1="27.625cm" svg:y1="9.5cm" svg:x2="27.625cm" svg:y2="24.5cm">
          <text:p/>
        </draw:line>
        <draw:line draw:style-name="gr43" draw:text-style-name="P1" draw:layer="layout" svg:x1="9.125cm" svg:y1="13.5cm" svg:x2="32.75cm" svg:y2="13.5cm">
          <text:p/>
        </draw:line>
        <draw:line draw:style-name="gr43" draw:text-style-name="P1" draw:layer="layout" svg:x1="9cm" svg:y1="17cm" svg:x2="32.625cm" svg:y2="17cm">
          <text:p/>
        </draw:line>
        <draw:line draw:style-name="gr43" draw:text-style-name="P1" draw:layer="layout" svg:x1="9.125cm" svg:y1="20.5cm" svg:x2="32.75cm" svg:y2="20.5cm">
          <text:p/>
        </draw:line>
        <draw:custom-shape draw:name="Snow 10" draw:style-name="gr44" draw:text-style-name="P10" draw:layer="layout" svg:width="0.6cm" svg:height="0.6cm" svg:x="33.65cm" svg:y="16.65cm">
          <text:p text:style-name="P9"><text:span text:style-name="T1">.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1" draw:text-style-name="P1" draw:layer="layout" svg:width="0.5cm" svg:height="0.495cm" draw:transform="rotate (1.5707963267949) translate (11.623cm 9.70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0.497cm" draw:transform="rotate (1.5707963267949) translate (12.613cm 9.70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0.498cm" draw:transform="rotate (1.5707963267949) translate (10.63cm 9.70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11.128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13.11cm 9.70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12.118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9.62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10.125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13.615cm 9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1" draw:id="id1" draw:layer="layout" svg:width="0.495cm" svg:height="0.498cm" draw:transform="rotate (1.5707963267949) translate (15.13cm 9.70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draw:transform="rotate (1.5707963267949) translate (16.123cm 9.70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draw:transform="rotate (1.5707963267949) translate (15.628cm 9.70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draw:transform="rotate (1.5707963267949) translate (16.618cm 9.708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draw:transform="rotate (1.5707963267949) translate (17.113cm 9.708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7.61cm 9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8.115cm 9.70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4.625cm 9.708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4.12cm 9.708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draw:transform="rotate (1.5707963267949) translate (19.63cm 9.69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draw:transform="rotate (1.5707963267949) translate (20.623cm 9.69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draw:transform="rotate (1.5707963267949) translate (20.128cm 9.698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draw:transform="rotate (1.5707963267949) translate (21.118cm 9.698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draw:transform="rotate (1.5707963267949) translate (21.613cm 9.698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2.11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2.615cm 9.69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9.125cm 9.698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18.62cm 9.698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draw:transform="rotate (1.5707963267949) translate (24.13cm 9.69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draw:transform="rotate (1.5707963267949) translate (25.123cm 9.69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draw:transform="rotate (1.5707963267949) translate (24.628cm 9.695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draw:transform="rotate (1.5707963267949) translate (25.618cm 9.695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draw:transform="rotate (1.5707963267949) translate (26.113cm 9.695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6.61cm 9.6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7.115cm 9.69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3.625cm 9.695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495cm" svg:height="0.505cm" draw:transform="rotate (1.5707963267949) translate (23.12cm 9.695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29.623cm 9.708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0.497cm" draw:transform="rotate (1.5707963267949) translate (30.613cm 9.708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0.498cm" draw:transform="rotate (1.5707963267949) translate (28.63cm 9.70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29.128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31.11cm 9.708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cm" svg:height="0.495cm" draw:transform="rotate (1.5707963267949) translate (30.118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27.62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28.125cm 9.708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0.505cm" draw:transform="rotate (1.5707963267949) translate (31.615cm 9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2" draw:layer="layout" svg:width="0.5cm" svg:height="0.5cm" svg:x="22.25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2" draw:layer="layout" svg:x1="15.379cm" svg:y1="9.708cm" svg:x2="15.375cm" svg:y2="10cm" draw:start-shape="id1" draw:start-glue-point="3" draw:end-shape="id2" draw:end-glue-point="0" svg:d="M15379 9708v146h-4v146" svg:viewBox="0 0 5 293">
          <text:p/>
        </draw:connector>
        <draw:custom-shape draw:style-name="gr5" draw:text-style-name="P3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4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5cm" svg:height="14cm" svg:x="15.1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5cm" svg:height="14cm" svg:x="19.6cm" svg:y="10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5cm" svg:height="14cm" svg:x="24.1cm" svg:y="10cm">
          <text:p/>
          <draw:enhanced-geometry svg:viewBox="0 0 21600 21600" draw:type="rectangle" draw:enhanced-path="M 0 0 L 21600 0 21600 21600 0 21600 0 0 Z N"/>
        </draw:custom-shape>
        <draw:custom-shape draw:name="Snow 11" draw:style-name="gr12" draw:text-style-name="P10" draw:layer="layout" svg:width="1cm" svg:height="1cm" svg:x="7.5cm" svg:y="3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5" draw:text-style-name="P19" draw:layer="layout" svg:width="10.5cm" svg:height="1.969cm" svg:x="4.25cm" svg:y="6.531cm">
          <draw:text-box>
            <text:p><text:span text:style-name="T2">Transform to corresponding </text:span></text:p>
            <text:p><text:span text:style-name="T2">Blocked Toeplitz Matrix </text:span></text:p>
          </draw:text-box>
        </draw:frame>
      </draw:page>
      <draw:page draw:name="page4" draw:style-name="dp1" draw:master-page-name="기본값">
        <draw:custom-shape draw:style-name="gr26" draw:text-style-name="P20" draw:layer="layout" svg:width="0.5cm" svg:height="0.5cm" svg:x="9.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9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9.5cm" svg:y="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9cm" svg:y="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9.5cm" svg:y="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0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9.5cm" svg:y="4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0cm" svg:y="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0.5cm" svg:y="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1cm" svg:y="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0.5cm" svg:y="5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1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9.497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7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9cm" svg:y="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9cm" svg:y="7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9.5cm" svg:y="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9.5cm" svg:y="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0cm" svg:y="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9.5cm" svg:y="8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0.5cm" svg:y="8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0cm" svg:y="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1cm" svg:y="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5cm" svg:height="0.5cm" svg:x="10.5cm" svg:y="9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1cm" svg:y="9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1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9.497cm" svg:y="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1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9.497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0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0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0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0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0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0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0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0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0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00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0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00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0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0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0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1.0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0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0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0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005cm" svg:y="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9.502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0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9.5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0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0.5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2.497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2cm" svg:y="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2cm" svg:y="7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2.5cm" svg:y="7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2cm" svg:y="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2.5cm" svg:y="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3cm" svg:y="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2.5cm" svg:y="8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3.5cm" svg:y="8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3cm" svg:y="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3.5cm" svg:y="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4cm" svg:y="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3.5cm" svg:y="9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4cm" svg:y="9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4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2.497cm" svg:y="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11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2cm" svg:y="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2cm" svg:y="11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2.5cm" svg:y="1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2cm" svg:y="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2.5cm" svg:y="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3cm" svg:y="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2.5cm" svg:y="12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3cm" svg:y="1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3.5cm" svg:y="1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3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3.5cm" svg:y="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4cm" svg:y="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3.5cm" svg:y="13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4cm" svg:y="13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4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1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2.497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0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0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0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0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00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0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0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0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0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0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00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0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00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0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0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00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4.0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0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00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00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005cm" svg:y="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2.502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0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2.5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0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3.50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1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5cm" svg:y="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5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5.5cm" svg:y="15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5cm" svg:y="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5.5cm" svg:y="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6cm" svg:y="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5.5cm" svg:y="16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6cm" svg:y="16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6cm" svg:y="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6.5cm" svg:y="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17cm" svg:y="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6.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17cm" svg:y="1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17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1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1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5.497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8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5.497cm" svg:y="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11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1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5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5cm" svg:y="1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5.5cm" svg:y="11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5cm" svg:y="1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5.5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6cm" svg:y="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5.5cm" svg:y="12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6cm" svg:y="12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6.5cm" svg:y="1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6cm" svg:y="1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6.5cm" svg:y="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6.5cm" svg:y="1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17cm" svg:y="1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17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1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1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5.497cm" svg:y="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3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7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15.497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5.5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16.5cm" svg:y="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19.505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19.505cm" svg:y="7.9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19.505cm" svg:y="7.4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19.505cm" svg:y="8.48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19.505cm" svg:y="8.9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19.5cm" svg:y="9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19.5cm" svg:y="10.4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19.5cm" svg:y="9.9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19.5cm" svg:y="10.98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19.5cm" svg:y="11.4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19.5cm" svg:y="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19.5cm" svg:y="12.9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19.5cm" svg:y="12.4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19.5cm" svg:y="13.48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19.5cm" svg:y="13.98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3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5.75cm" svg:y="3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5.75cm" svg:y="3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6.25cm" svg:y="3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5.75cm" svg:y="4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6.25cm" svg:y="4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6.75cm" svg:y="4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6.25cm" svg:y="4.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6.75cm" svg:y="4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7.25cm" svg:y="4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6.75cm" svg:y="5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7.25cm" svg:y="5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7.75cm" svg:y="5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7.25cm" svg:y="5.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7.75cm" svg:y="5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7.7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5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6.247cm" svg:y="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7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5.75cm" svg:y="7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5.75cm" svg:y="7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6.25cm" svg:y="7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5.75cm" svg:y="8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6.25cm" svg:y="8.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6.75cm" svg:y="8.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6.25cm" svg:y="8.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6.75cm" svg:y="8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7.25cm" svg:y="8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6.75cm" svg:y="9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7.25cm" svg:y="9.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7.75cm" svg:y="9.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5cm" svg:height="0.5cm" svg:x="27.25cm" svg:y="9.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7.75cm" svg:y="9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7.7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8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8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9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6.247cm" svg:y="9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1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1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1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1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1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1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1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1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12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12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12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1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1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1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1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1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12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12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13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6.247cm" svg:y="1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5cm" svg:y="1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5cm" svg:y="1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5cm" svg:y="1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5cm" svg:y="17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6.252cm" svg:y="1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5.7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5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247cm" svg:y="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7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8.75cm" svg:y="7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8.75cm" svg:y="7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.25cm" svg:y="7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8.75cm" svg:y="8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.25cm" svg:y="8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9.75cm" svg:y="8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.25cm" svg:y="8.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.75cm" svg:y="8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.25cm" svg:y="8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.75cm" svg:y="9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0.25cm" svg:y="9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.75cm" svg:y="9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0.25cm" svg:y="9.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0.75cm" svg:y="9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0.7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8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8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9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247cm" svg:y="9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1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1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11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8.75cm" svg:y="11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8.75cm" svg:y="11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9.25cm" svg:y="11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8.75cm" svg:y="12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9.25cm" svg:y="12.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9.75cm" svg:y="12.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9.25cm" svg:y="12.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9.75cm" svg:y="12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0.25cm" svg:y="12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9.75cm" svg:y="13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0.25cm" svg:y="13.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0.75cm" svg:y="13.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0.25cm" svg:y="13.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0.75cm" svg:y="13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0.7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1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1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12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12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13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247cm" svg:y="1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5cm" svg:y="1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5cm" svg:y="1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5cm" svg:y="1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5cm" svg:y="17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252cm" svg:y="1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7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1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1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15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1.75cm" svg:y="15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1.75cm" svg:y="15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2.25cm" svg:y="15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1.75cm" svg:y="16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2.25cm" svg:y="16.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2.75cm" svg:y="16.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2.25cm" svg:y="16.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2.75cm" svg:y="16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3.25cm" svg:y="16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2.75cm" svg:y="17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3.25cm" svg:y="17.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3.75cm" svg:y="17.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3.25cm" svg:y="17.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3.75cm" svg:y="17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3.7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1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1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16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17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32.247cm" svg:y="1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1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7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7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8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8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8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9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9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9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8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8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9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8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9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32.247cm" svg:y="9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10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1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1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1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11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1.75cm" svg:y="11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1.75cm" svg:y="11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2.25cm" svg:y="11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1.75cm" svg:y="12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2.25cm" svg:y="12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2.75cm" svg:y="12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2.25cm" svg:y="12.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2.75cm" svg:y="12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3.25cm" svg:y="12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2.75cm" svg:y="13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3.25cm" svg:y="13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3.75cm" svg:y="13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3.25cm" svg:y="13.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3.75cm" svg:y="13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3.7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1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1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12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1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12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13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32.247cm" svg:y="1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1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3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3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4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4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5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32.247cm" svg:y="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7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6.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37.755cm" svg:y="7.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7.755cm" svg:y="8.0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7.755cm" svg:y="7.5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7.755cm" svg:y="8.5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37.755cm" svg:y="9.0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37.75cm" svg:y="9.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7.75cm" svg:y="10.5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7.75cm" svg:y="10.0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7.75cm" svg:y="11.0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37.75cm" svg:y="11.5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37.75cm" svg:y="12.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7.75cm" svg:y="13.0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7.75cm" svg:y="12.5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7.75cm" svg:y="13.5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37.75cm" svg:y="14.00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9cm" svg:height="1.5cm" svg:x="25.5cm" svg:y="4.0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9cm" svg:height="1.5cm" svg:x="25.5cm" svg:y="8.0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9cm" svg:height="1.5cm" svg:x="25.5cm" svg:y="12.0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9cm" svg:height="1.5cm" svg:x="25.5cm" svg:y="16.0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11.5cm" svg:height="7.5cm" svg:x="24.25cm" svg:y="7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6.25cm" svg:y="21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6.75cm" svg:y="21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7.25cm" svg:y="21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6.75cm" svg:y="21.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7.25cm" svg:y="21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7.75cm" svg:y="21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7.25cm" svg:y="22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7.75cm" svg:y="22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28.25cm" svg:y="2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2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2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22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6.747cm" svg:y="2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7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25cm" svg:y="2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2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25cm" svg:y="2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2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2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22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747cm" svg:y="2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2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2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4.25cm" svg:y="22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4.25cm" svg:y="21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4.2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21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22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32.747cm" svg:y="22.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6.25cm" svg:y="23.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6.75cm" svg:y="23.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7.25cm" svg:y="23.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6.75cm" svg:y="23.5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7.25cm" svg:y="23.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7.75cm" svg:y="23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7.25cm" svg:y="24.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7.75cm" svg:y="24.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28.25cm" svg:y="24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23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25cm" svg:y="23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25cm" svg:y="23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23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24.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6.747cm" svg:y="24.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.25cm" svg:y="23.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29.75cm" svg:y="23.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.25cm" svg:y="23.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29.75cm" svg:y="23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0.25cm" svg:y="23.5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0.75cm" svg:y="23.5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0.25cm" svg:y="24.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0.75cm" svg:y="24.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1.25cm" svg:y="24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23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25cm" svg:y="23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25cm" svg:y="23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23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24.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747cm" svg:y="24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23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23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23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75cm" svg:y="23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23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23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25cm" svg:y="24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24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4.25cm" svg:y="24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23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4.25cm" svg:y="23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4.25cm" svg:y="23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23.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24.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32.747cm" svg:y="24.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2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2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2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75cm" svg:y="2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2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2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25cm" svg:y="2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2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25cm" svg:y="2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7.75cm" svg:y="2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25cm" svg:y="2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8.25cm" svg:y="2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2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6.25cm" svg:y="26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6.747cm" svg:y="26.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9.25cm" svg:y="25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29.75cm" svg:y="25.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0.25cm" svg:y="25.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29.75cm" svg:y="25.5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0.25cm" svg:y="25.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0.75cm" svg:y="25.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cm" svg:height="0.5cm" svg:x="30.25cm" svg:y="26.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5cm" svg:height="0.5cm" svg:x="30.75cm" svg:y="26.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5cm" svg:height="0.5cm" svg:x="31.25cm" svg:y="2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0.75cm" svg:y="2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25cm" svg:y="2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1.25cm" svg:y="2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2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29.25cm" svg:y="26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29.747cm" svg:y="26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2.25cm" svg:y="25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2.75cm" svg:y="25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3.25cm" svg:y="25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2.75cm" svg:y="25.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3.25cm" svg:y="25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3.75cm" svg:y="25.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5cm" svg:height="0.5cm" svg:x="33.25cm" svg:y="26.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5cm" svg:height="0.5cm" svg:x="33.75cm" svg:y="26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5cm" svg:height="0.5cm" svg:x="34.25cm" svg:y="26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3.75cm" svg:y="2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4.25cm" svg:y="25.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4.25cm" svg:y="2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25.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5cm" svg:height="0.5cm" svg:x="32.25cm" svg:y="26.0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0.503cm" svg:height="0.51cm" svg:x="32.747cm" svg:y="26.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36.755cm" svg:y="20.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6.755cm" svg:y="21.0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6.755cm" svg:y="20.5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6.755cm" svg:y="21.5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36.755cm" svg:y="22.0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36.75cm" svg:y="22.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6.75cm" svg:y="23.5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6.75cm" svg:y="23.0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6.75cm" svg:y="24.0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36.75cm" svg:y="24.5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495cm" svg:height="0.498cm" svg:x="36.75cm" svg:y="25.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6.75cm" svg:y="26.0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6.75cm" svg:y="25.5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0.495cm" svg:height="0.495cm" svg:x="36.75cm" svg:y="26.5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0.495cm" svg:height="0.497cm" svg:x="36.75cm" svg:y="27.0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cm" svg:height="1cm" svg:x="6.75cm" svg:y="22.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7.75cm" svg:y="21.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6.75cm" svg:y="21.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7.75cm" svg:y="22.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8.75cm" svg:y="22.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8.75cm" svg:y="21.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cm" svg:x="11.75cm" svg:y="21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1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1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1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21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2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2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2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22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3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3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3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23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21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22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23.02cm">
          <text:p/>
          <draw:enhanced-geometry svg:viewBox="0 0 21600 21600" draw:type="rectangle" draw:enhanced-path="M 0 0 L 21600 0 21600 21600 0 21600 0 0 Z N"/>
        </draw:custom-shape>
        <draw:custom-shape draw:name="Snow 12" draw:style-name="gr12" draw:text-style-name="P10" draw:layer="layout" svg:width="1cm" svg:height="1cm" svg:x="10.25cm" svg:y="22.02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0" draw:text-style-name="P19" draw:layer="layout" svg:width="6cm" svg:height="2.219cm" svg:x="2.5cm" svg:y="9.261cm">
          <draw:text-box>
            <text:p><text:span text:style-name="T2">Constant =0 or</text:span></text:p>
            <text:p><text:span text:style-name="T2">Cropping</text:span></text:p>
          </draw:text-box>
        </draw:frame>
        <draw:frame draw:style-name="gr51" draw:text-style-name="P19" draw:layer="layout" svg:width="11.25cm" svg:height="1.219cm" svg:x="24.459cm" svg:y="1.348cm">
          <draw:text-box>
            <text:p><text:span text:style-name="T2">Minimum dimension for output</text:span></text:p>
          </draw:text-box>
        </draw:frame>
        <draw:frame draw:style-name="gr51" draw:text-style-name="P19" draw:layer="layout" svg:width="5.75cm" svg:height="1.219cm" svg:x="27.75cm" svg:y="19.281cm">
          <draw:text-box>
            <text:p><text:span text:style-name="T2">Toeplitz matrix</text:span></text:p>
          </draw:text-box>
        </draw:frame>
        <draw:frame draw:style-name="gr52" draw:text-style-name="P27" draw:layer="layout" svg:width="2.75cm" svg:height="1cm" svg:x="22.25cm" svg:y="14.5cm">
          <draw:text-box>
            <text:p text:style-name="P26"><text:span text:style-name="T3">Row crop</text:span></text:p>
          </draw:text-box>
        </draw:frame>
        <draw:frame draw:style-name="gr52" draw:text-style-name="P27" draw:layer="layout" svg:width="3.5cm" svg:height="1cm" svg:x="22cm" svg:y="4.25cm">
          <draw:text-box>
            <text:p text:style-name="P26"><text:span text:style-name="T3">Column crop</text:span></text:p>
          </draw:text-box>
        </draw:frame>
      </draw:page>
      <draw:page draw:name="page5" draw:style-name="dp1" draw:master-page-name="기본값">
        <draw:custom-shape draw:style-name="gr53" draw:text-style-name="P2" draw:layer="layout" svg:width="7cm" svg:height="7cm" svg:x="11.75cm" svg:y="2.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3.75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6.75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3.75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6.75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3.75cm" svg:y="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4.75cm" svg:y="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5.75cm" svg:y="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6.75cm" svg:y="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3.75cm" svg:y="6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4.75cm" svg:y="6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5.75cm" svg:y="6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6.7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3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5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7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.75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.75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.75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75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.75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.75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.75cm" svg:y="8.25cm">
          <text:p/>
          <draw:enhanced-geometry svg:viewBox="0 0 21600 21600" draw:type="rectangle" draw:enhanced-path="M 0 0 L 21600 0 21600 21600 0 21600 0 0 Z N"/>
        </draw:custom-shape>
        <draw:custom-shape draw:name="Snow 2" draw:style-name="gr55" draw:text-style-name="P10" draw:layer="layout" svg:width="1.5cm" svg:height="1.5cm" svg:x="9.25cm" svg:y="4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6" draw:text-style-name="P22" draw:layer="layout" svg:width="3.759cm" svg:height="3.449cm" svg:x="3.85cm" svg:y="3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name="Snow 1" draw:style-name="gr55" draw:text-style-name="P29" draw:layer="layout" svg:width="1.5cm" svg:height="1.5cm" svg:x="28.75cm" svg:y="4.25cm">
          <text:p text:style-name="P28"><text:span text:style-name="T4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" draw:style-name="gr55" draw:text-style-name="P29" draw:layer="layout" svg:width="1.5cm" svg:height="1.5cm" svg:x="32.25cm" svg:y="4.25cm">
          <text:p text:style-name="P28"><text:span text:style-name="T4">K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4" draw:style-name="gr12" draw:text-style-name="P10" draw:layer="layout" svg:width="1cm" svg:height="1cm" svg:x="30.75cm" svg:y="4.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5" draw:style-name="gr55" draw:text-style-name="P29" draw:layer="layout" svg:width="1.5cm" svg:height="1.5cm" svg:x="35.75cm" svg:y="4.25cm">
          <text:p text:style-name="P28"><text:span text:style-name="T4">B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6" draw:style-name="gr57" draw:text-style-name="P10" draw:layer="layout" svg:width="0.75cm" svg:height="0.6cm" svg:x="34.25cm" svg:y="4.7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4" draw:text-style-name="P1" draw:layer="layout" svg:width="1cm" svg:height="1cm" svg:x="21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2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3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4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1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2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3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4cm" svg:y="4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1cm" svg:y="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2cm" svg:y="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3cm" svg:y="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4cm" svg:y="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1cm" svg:y="6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2cm" svg:y="6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3cm" svg:y="6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4cm" svg:y="6.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692cm" svg:height="3.449cm" svg:x="21.1cm" svg:y="3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name="Snow 7" draw:style-name="gr57" draw:text-style-name="P10" draw:layer="layout" svg:width="0.75cm" svg:height="0.6cm" svg:x="19cm" svg:y="5cm">
          <text:p text:style-name="P9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4" draw:text-style-name="P1" draw:layer="layout" svg:width="1cm" svg:height="1cm" svg:x="13.25cm" svg:y="2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4.25cm" svg:y="2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5.25cm" svg:y="2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6.25cm" svg:y="2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3.25cm" svg:y="2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4.25cm" svg:y="2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5.25cm" svg:y="2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6.25cm" svg:y="2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3.25cm" svg:y="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4.25cm" svg:y="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5.25cm" svg:y="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6.25cm" svg:y="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3.25cm" svg:y="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4.25cm" svg:y="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5.25cm" svg:y="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6.25cm" svg:y="2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59cm" svg:height="3.449cm" svg:x="13.35cm" svg:y="22.2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4" draw:text-style-name="P1" draw:layer="layout" svg:width="1cm" svg:height="1cm" svg:x="16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6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5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4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3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3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3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4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5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3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4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5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6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4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6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5.25cm" svg:y="16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59cm" svg:height="3.449cm" svg:x="13.35cm" svg:y="14.2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54" draw:text-style-name="P1" draw:layer="layout" svg:width="1cm" svg:height="1cm" svg:x="27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8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9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30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7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8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9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30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7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8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9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30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7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8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9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30.25cm" svg:y="17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59cm" svg:height="3.449cm" svg:x="27.35cm" svg:y="14.2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ustom-shape draw:style-name="gr54" draw:text-style-name="P1" draw:layer="layout" svg:width="1cm" svg:height="1cm" svg:x="20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1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2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3.25cm" svg:y="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0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1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2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3.25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0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1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2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3.25cm" svg:y="1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0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1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2.25cm" svg:y="1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3.25cm" svg:y="17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59cm" svg:height="3.449cm" svg:x="20.35cm" svg:y="14.2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style-name="gr53" draw:text-style-name="P2" draw:layer="layout" svg:width="7cm" svg:height="7cm" svg:x="10cm" svg:y="10.7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cm" svg:height="1cm" svg:x="25.25cm" svg:y="2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1cm" svg:height="1cm" svg:x="26.25cm" svg:y="2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1cm" svg:height="1cm" svg:x="27.25cm" svg:y="2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8.25cm" svg:y="2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5.25cm" svg:y="2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draw:layer="layout" svg:width="1cm" svg:height="1cm" svg:x="26.25cm" svg:y="2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7.25cm" svg:y="2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8.25cm" svg:y="2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5.25cm" svg:y="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6.25cm" svg:y="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7.25cm" svg:y="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8.25cm" svg:y="2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5.25cm" svg:y="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6.25cm" svg:y="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7.25cm" svg:y="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8.25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16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692cm" svg:height="3.449cm" svg:x="25.35cm" svg:y="22.2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ustom-shape draw:style-name="gr53" draw:text-style-name="P2" draw:layer="layout" svg:width="7cm" svg:height="7cm" svg:x="26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0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1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2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0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1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2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0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1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2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0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1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2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0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1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2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0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1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2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6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7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8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9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0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1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2cm" svg:y="16.7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7cm" svg:height="7cm" svg:x="18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8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9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0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1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2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3cm" svg:y="1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4cm" svg:y="16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6.727cm" svg:height="6.368cm" svg:x="10.2cm" svg:y="1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53" draw:text-style-name="P2" draw:layer="layout" svg:width="7cm" svg:height="7cm" svg:x="10cm" svg:y="1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1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1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1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1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2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2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2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2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2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2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2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2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2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2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2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2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1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1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19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2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2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20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2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2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2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2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2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2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2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2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2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2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2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2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2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2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2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2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2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2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2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2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2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2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2cm" svg:y="2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2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cm" svg:y="2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2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25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6.727cm" svg:height="6.368cm" svg:x="10.2cm" svg:y="20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line draw:style-name="gr62" draw:text-style-name="P1" draw:layer="layout" svg:x1="17.25cm" svg:y1="18.5cm" svg:x2="25cm" svg:y2="22cm">
          <text:p/>
        </draw:line>
        <draw:line draw:style-name="gr63" draw:text-style-name="P1" draw:layer="layout" svg:x1="24.5cm" svg:y1="18.5cm" svg:x2="26.5cm" svg:y2="21.75cm">
          <text:p/>
        </draw:line>
        <draw:line draw:style-name="gr64" draw:text-style-name="P1" draw:layer="layout" svg:x1="28.75cm" svg:y1="18.5cm" svg:x2="27.75cm" svg:y2="21.75cm">
          <text:p/>
        </draw:line>
        <draw:line draw:style-name="gr65" draw:text-style-name="P1" draw:layer="layout" svg:x1="18cm" svg:y1="23.75cm" svg:x2="26.25cm" svg:y2="23.5cm">
          <text:p/>
        </draw:line>
        <draw:frame draw:style-name="gr56" draw:text-style-name="P22" draw:layer="layout" svg:width="6.727cm" svg:height="6.368cm" svg:x="18.15cm" svg:y="1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56" draw:text-style-name="P22" draw:layer="layout" svg:width="6.727cm" svg:height="6.368cm" svg:x="26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</draw:page>
      <draw:page draw:name="page6" draw:style-name="dp1" draw:master-page-name="기본값">
        <draw:custom-shape draw:style-name="gr53" draw:text-style-name="P2" draw:layer="layout" svg:width="7cm" svg:height="7cm" svg:x="2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6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7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.2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.2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.2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.2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.25cm" svg:y="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.25cm" svg:y="8.7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7.75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8.75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19.75cm" svg:y="3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0.75cm" svg:y="3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1cm" svg:height="1cm" svg:x="17.75cm" svg:y="4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1cm" svg:height="1cm" svg:x="18.75cm" svg:y="4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1cm" svg:height="1cm" svg:x="19.75cm" svg:y="4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1cm" svg:height="1cm" svg:x="20.75cm" svg:y="4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cm" svg:height="1cm" svg:x="17.75cm" svg:y="5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cm" svg:height="1cm" svg:x="18.75cm" svg:y="5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cm" svg:height="1cm" svg:x="19.75cm" svg:y="5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cm" svg:height="1cm" svg:x="20.75cm" svg:y="5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cm" svg:height="1cm" svg:x="17.75cm" svg:y="6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cm" svg:height="1cm" svg:x="18.75cm" svg:y="6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cm" svg:height="1cm" svg:x="19.75cm" svg:y="6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cm" svg:height="1cm" svg:x="20.75cm" svg:y="6.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59cm" svg:height="3.449cm" svg:x="17.85cm" svg:y="3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9" draw:text-style-name="P33" draw:layer="layout" svg:width="4cm" svg:height="4cm" svg:x="5.25cm" svg:y="5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6.728cm" svg:height="6.368cm" svg:x="2.4cm" svg:y="3.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70" draw:text-style-name="P34" draw:layer="layout" svg:width="1cm" svg:height="1cm" svg:x="11.25cm" svg:y="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cm" svg:height="1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cm" svg:height="1cm" svg:x="13.25cm" svg:y="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cm" svg:height="1cm" svg:x="14.25cm" svg:y="3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cm" svg:height="1cm" svg:x="11.25cm" svg:y="4.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1cm" svg:height="1cm" svg:x="11.25cm" svg:y="5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cm" svg:height="1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cm" svg:height="1cm" svg:x="13.25cm" svg:y="4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cm" svg:height="1cm" svg:x="14.25cm" svg:y="4.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1cm" svg:height="1cm" svg:x="12.25cm" svg:y="5.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1cm" svg:height="1cm" svg:x="13.25cm" svg:y="5.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1cm" svg:height="1cm" svg:x="14.25cm" svg:y="5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1cm" svg:height="1cm" svg:x="11.25cm" svg:y="6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1cm" svg:height="1cm" svg:x="12.25cm" svg:y="6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1cm" svg:height="1cm" svg:x="13.25cm" svg:y="6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1cm" svg:height="1cm" svg:x="14.25cm" svg:y="6.5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9.5cm" svg:y1="7.75cm" svg:x2="11cm" svg:y2="5.75cm">
          <text:p/>
        </draw:line>
        <draw:custom-shape draw:name="Snow 8" draw:style-name="gr12" draw:text-style-name="P10" draw:layer="layout" svg:width="1cm" svg:height="1cm" svg:x="16cm" svg:y="5cm">
          <text:p text:style-name="P9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9" draw:style-name="gr44" draw:text-style-name="P10" draw:layer="layout" svg:width="0.6cm" svg:height="0.6cm" svg:x="33.5cm" svg:y="16.4cm">
          <text:p text:style-name="P9"><text:span text:style-name="T1">.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4" draw:text-style-name="P1" draw:layer="layout" svg:width="1cm" svg:height="1cm" svg:x="17.75cm" svg:y="3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1cm" svg:height="1cm" svg:x="17.75cm" svg:y="4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cm" svg:height="1cm" svg:x="17.75cm" svg:y="5.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1cm" svg:height="1cm" svg:x="17.75cm" svg:y="6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35.25cm" svg:y="8.75cm">
          <text:p/>
          <draw:enhanced-geometry svg:viewBox="0 0 21600 21600" draw:type="rectangle" draw:enhanced-path="M 0 0 L 21600 0 21600 21600 0 21600 0 0 Z N"/>
        </draw:custom-shape>
        <draw:frame draw:style-name="gr75" draw:text-style-name="P22" draw:layer="layout" svg:width="0.691cm" svg:height="0.53cm" svg:x="35.4cm" svg:y="8.9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54" draw:text-style-name="P1" draw:layer="layout" svg:width="1cm" svg:height="1cm" svg:x="35.25cm" svg:y="9.75cm">
          <text:p/>
          <draw:enhanced-geometry svg:viewBox="0 0 21600 21600" draw:type="rectangle" draw:enhanced-path="M 0 0 L 21600 0 21600 21600 0 21600 0 0 Z N"/>
        </draw:custom-shape>
        <draw:frame draw:style-name="gr75" draw:text-style-name="P22" draw:layer="layout" svg:width="0.704cm" svg:height="0.53cm" svg:x="35.4cm" svg:y="9.9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54" draw:text-style-name="P1" draw:layer="layout" svg:width="1cm" svg:height="1cm" svg:x="35.25cm" svg:y="10.75cm">
          <text:p/>
          <draw:enhanced-geometry svg:viewBox="0 0 21600 21600" draw:type="rectangle" draw:enhanced-path="M 0 0 L 21600 0 21600 21600 0 21600 0 0 Z N"/>
        </draw:custom-shape>
        <draw:frame draw:style-name="gr75" draw:text-style-name="P22" draw:layer="layout" svg:width="0.699cm" svg:height="0.53cm" svg:x="35.4cm" svg:y="10.9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54" draw:text-style-name="P1" draw:layer="layout" svg:width="1cm" svg:height="1cm" svg:x="35.25cm" svg:y="11.75cm">
          <text:p/>
          <draw:enhanced-geometry svg:viewBox="0 0 21600 21600" draw:type="rectangle" draw:enhanced-path="M 0 0 L 21600 0 21600 21600 0 21600 0 0 Z N"/>
        </draw:custom-shape>
        <draw:frame draw:style-name="gr75" draw:text-style-name="P22" draw:layer="layout" svg:width="0.704cm" svg:height="0.53cm" svg:x="35.4cm" svg:y="11.9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66" draw:text-style-name="P1" draw:layer="layout" svg:width="1cm" svg:height="1cm" svg:x="35.25cm" svg:y="12.75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0.707cm" svg:height="0.53cm" svg:x="35.4cm" svg:y="12.9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66" draw:text-style-name="P1" draw:layer="layout" svg:width="1cm" svg:height="1cm" svg:x="35.25cm" svg:y="13.75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0.704cm" svg:height="0.53cm" svg:x="35.4cm" svg:y="13.9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style-name="gr66" draw:text-style-name="P1" draw:layer="layout" svg:width="1cm" svg:height="1cm" svg:x="35.25cm" svg:y="14.75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0.699cm" svg:height="0.53cm" svg:x="35.4cm" svg:y="14.9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66" draw:text-style-name="P1" draw:layer="layout" svg:width="1cm" svg:height="1cm" svg:x="35.25cm" svg:y="15.75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0.704cm" svg:height="0.53cm" svg:x="35.4cm" svg:y="15.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ustom-shape draw:style-name="gr67" draw:text-style-name="P1" draw:layer="layout" svg:width="1cm" svg:height="1cm" svg:x="35.25cm" svg:y="16.75cm">
          <text:p/>
          <draw:enhanced-geometry svg:viewBox="0 0 21600 21600" draw:type="rectangle" draw:enhanced-path="M 0 0 L 21600 0 21600 21600 0 21600 0 0 Z N"/>
        </draw:custom-shape>
        <draw:frame draw:style-name="gr77" draw:text-style-name="P22" draw:layer="layout" svg:width="0.707cm" svg:height="0.53cm" svg:x="35.4cm" svg:y="16.9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67" draw:text-style-name="P1" draw:layer="layout" svg:width="1cm" svg:height="1cm" svg:x="35.25cm" svg:y="17.75cm">
          <text:p/>
          <draw:enhanced-geometry svg:viewBox="0 0 21600 21600" draw:type="rectangle" draw:enhanced-path="M 0 0 L 21600 0 21600 21600 0 21600 0 0 Z N"/>
        </draw:custom-shape>
        <draw:frame draw:style-name="gr77" draw:text-style-name="P22" draw:layer="layout" svg:width="0.704cm" svg:height="0.53cm" svg:x="35.4cm" svg:y="17.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67" draw:text-style-name="P1" draw:layer="layout" svg:width="1cm" svg:height="1cm" svg:x="35.25cm" svg:y="18.75cm">
          <text:p/>
          <draw:enhanced-geometry svg:viewBox="0 0 21600 21600" draw:type="rectangle" draw:enhanced-path="M 0 0 L 21600 0 21600 21600 0 21600 0 0 Z N"/>
        </draw:custom-shape>
        <draw:frame draw:style-name="gr77" draw:text-style-name="P22" draw:layer="layout" svg:width="0.699cm" svg:height="0.53cm" svg:x="35.4cm" svg:y="18.9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67" draw:text-style-name="P1" draw:layer="layout" svg:width="1cm" svg:height="1cm" svg:x="35.25cm" svg:y="19.75cm">
          <text:p/>
          <draw:enhanced-geometry svg:viewBox="0 0 21600 21600" draw:type="rectangle" draw:enhanced-path="M 0 0 L 21600 0 21600 21600 0 21600 0 0 Z N"/>
        </draw:custom-shape>
        <draw:frame draw:style-name="gr77" draw:text-style-name="P22" draw:layer="layout" svg:width="0.704cm" svg:height="0.53cm" svg:x="35.4cm" svg:y="19.97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68" draw:text-style-name="P1" draw:layer="layout" svg:width="1cm" svg:height="1cm" svg:x="35.25cm" svg:y="20.75cm">
          <text:p/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0.707cm" svg:height="0.53cm" svg:x="35.4cm" svg:y="20.9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68" draw:text-style-name="P1" draw:layer="layout" svg:width="1cm" svg:height="1cm" svg:x="35.25cm" svg:y="21.75cm">
          <text:p/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0.704cm" svg:height="0.53cm" svg:x="35.4cm" svg:y="21.97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68" draw:text-style-name="P1" draw:layer="layout" svg:width="1cm" svg:height="1cm" svg:x="35.25cm" svg:y="22.75cm">
          <text:p/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0.699cm" svg:height="0.53cm" svg:x="35.4cm" svg:y="22.9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68" draw:text-style-name="P1" draw:layer="layout" svg:width="1cm" svg:height="1cm" svg:x="35.25cm" svg:y="23.75cm">
          <text:p/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0.704cm" svg:height="0.53cm" svg:x="35.4cm" svg:y="23.9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line draw:style-name="gr79" draw:text-style-name="P1" draw:layer="layout" svg:x1="22.5cm" svg:y1="5.75cm" svg:x2="23.5cm" svg:y2="5.75cm">
          <text:p/>
        </draw:line>
        <draw:custom-shape draw:style-name="gr80" draw:text-style-name="P36" draw:layer="layout" svg:width="1cm" svg:height="1cm" svg:x="4.25cm" svg:y="14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cm" svg:height="1cm" svg:x="3.25cm" svg:y="14.7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8" draw:layer="layout" svg:width="1cm" svg:height="1cm" svg:x="2.25cm" svg:y="14.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9" draw:layer="layout" svg:width="1cm" svg:height="1cm" svg:x="4.25cm" svg:y="12.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0" draw:layer="layout" svg:width="1cm" svg:height="1cm" svg:x="3.25cm" svg:y="12.7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41" draw:layer="layout" svg:width="1cm" svg:height="1cm" svg:x="2.25cm" svg:y="12.7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2" draw:layer="layout" svg:width="1cm" svg:height="1cm" svg:x="4.25cm" svg:y="11.7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3" draw:layer="layout" svg:width="1cm" svg:height="1cm" svg:x="3.25cm" svg:y="11.7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4" draw:layer="layout" svg:width="1cm" svg:height="1cm" svg:x="2.25cm" svg:y="11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4.25cm" svg:y="13.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cm" svg:height="1cm" svg:x="3.25cm" svg:y="13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7" draw:layer="layout" svg:width="1cm" svg:height="1cm" svg:x="2.25cm" svg:y="13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5.25cm" svg:y="14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6.25cm" svg:y="14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cm" svg:height="1cm" svg:x="7.25cm" svg:y="14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1" draw:layer="layout" svg:width="1cm" svg:height="1cm" svg:x="8.25cm" svg:y="14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5.25cm" svg:y="15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6.25cm" svg:y="15.7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1cm" svg:height="1cm" svg:x="7.25cm" svg:y="15.7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cm" svg:height="1cm" svg:x="8.25cm" svg:y="15.7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4" draw:layer="layout" svg:width="1cm" svg:height="1cm" svg:x="5.25cm" svg:y="16.7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5" draw:layer="layout" svg:width="1cm" svg:height="1cm" svg:x="6.25cm" svg:y="16.7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6" draw:layer="layout" svg:width="1cm" svg:height="1cm" svg:x="7.25cm" svg:y="16.7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7" draw:layer="layout" svg:width="1cm" svg:height="1cm" svg:x="8.25cm" svg:y="16.7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cm" svg:height="1cm" svg:x="5.25cm" svg:y="17.7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9" draw:layer="layout" svg:width="1cm" svg:height="1cm" svg:x="6.25cm" svg:y="17.7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0" draw:layer="layout" svg:width="1cm" svg:height="1cm" svg:x="7.25cm" svg:y="17.7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1" draw:layer="layout" svg:width="1cm" svg:height="1cm" svg:x="8.25cm" svg:y="17.7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cm" svg:height="1cm" svg:x="5.25cm" svg:y="12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3" draw:layer="layout" svg:width="1cm" svg:height="1cm" svg:x="6.25cm" svg:y="12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4" draw:layer="layout" svg:width="1cm" svg:height="1cm" svg:x="7.25cm" svg:y="12.7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5" draw:layer="layout" svg:width="1cm" svg:height="1cm" svg:x="8.25cm" svg:y="12.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6" draw:layer="layout" svg:width="1cm" svg:height="1cm" svg:x="5.25cm" svg:y="11.7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7" draw:layer="layout" svg:width="1cm" svg:height="1cm" svg:x="6.25cm" svg:y="11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8" draw:layer="layout" svg:width="1cm" svg:height="1cm" svg:x="7.25cm" svg:y="11.7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69" draw:layer="layout" svg:width="1cm" svg:height="1cm" svg:x="8.25cm" svg:y="11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4.25cm" svg:y="15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1" draw:layer="layout" svg:width="1cm" svg:height="1cm" svg:x="3.25cm" svg:y="15.7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2" draw:layer="layout" svg:width="1cm" svg:height="1cm" svg:x="2.25cm" svg:y="15.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3" draw:layer="layout" svg:width="1cm" svg:height="1cm" svg:x="4.25cm" svg:y="16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74" draw:layer="layout" svg:width="1cm" svg:height="1cm" svg:x="3.25cm" svg:y="16.7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75" draw:layer="layout" svg:width="1cm" svg:height="1cm" svg:x="2.25cm" svg:y="16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76" draw:layer="layout" svg:width="1cm" svg:height="1cm" svg:x="4.25cm" svg:y="17.75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77" draw:layer="layout" svg:width="1cm" svg:height="1cm" svg:x="3.25cm" svg:y="17.75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78" draw:layer="layout" svg:width="1cm" svg:height="1cm" svg:x="2.25cm" svg:y="17.7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cm" svg:height="1cm" svg:x="24.25cm" svg:y="4.25cm">
          <text:p/>
          <draw:enhanced-geometry svg:viewBox="0 0 21600 21600" draw:type="rectangle" draw:enhanced-path="M 0 0 L 21600 0 21600 21600 0 21600 0 0 Z N"/>
        </draw:custom-shape>
        <draw:frame draw:style-name="gr75" draw:text-style-name="P22" draw:layer="layout" svg:width="0.691cm" svg:height="0.53cm" svg:x="24.4cm" svg:y="4.47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custom-shape draw:style-name="gr54" draw:text-style-name="P1" draw:layer="layout" svg:width="1cm" svg:height="1cm" svg:x="25.25cm" svg:y="4.25cm">
          <text:p/>
          <draw:enhanced-geometry svg:viewBox="0 0 21600 21600" draw:type="rectangle" draw:enhanced-path="M 0 0 L 21600 0 21600 21600 0 21600 0 0 Z N"/>
        </draw:custom-shape>
        <draw:frame draw:style-name="gr75" draw:text-style-name="P22" draw:layer="layout" svg:width="0.704cm" svg:height="0.53cm" svg:x="25.4cm" svg:y="4.47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custom-shape draw:style-name="gr54" draw:text-style-name="P1" draw:layer="layout" svg:width="1cm" svg:height="1cm" svg:x="26.25cm" svg:y="4.25cm">
          <text:p/>
          <draw:enhanced-geometry svg:viewBox="0 0 21600 21600" draw:type="rectangle" draw:enhanced-path="M 0 0 L 21600 0 21600 21600 0 21600 0 0 Z N"/>
        </draw:custom-shape>
        <draw:frame draw:style-name="gr75" draw:text-style-name="P22" draw:layer="layout" svg:width="0.699cm" svg:height="0.53cm" svg:x="26.4cm" svg:y="4.47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custom-shape draw:style-name="gr54" draw:text-style-name="P1" draw:layer="layout" svg:width="1cm" svg:height="1cm" svg:x="27.25cm" svg:y="4.25cm">
          <text:p/>
          <draw:enhanced-geometry svg:viewBox="0 0 21600 21600" draw:type="rectangle" draw:enhanced-path="M 0 0 L 21600 0 21600 21600 0 21600 0 0 Z N"/>
        </draw:custom-shape>
        <draw:frame draw:style-name="gr75" draw:text-style-name="P22" draw:layer="layout" svg:width="0.704cm" svg:height="0.53cm" svg:x="27.4cm" svg:y="4.47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custom-shape draw:style-name="gr66" draw:text-style-name="P1" draw:layer="layout" svg:width="1cm" svg:height="1cm" svg:x="28.25cm" svg:y="4.25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0.707cm" svg:height="0.53cm" svg:x="28.4cm" svg:y="4.47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custom-shape draw:style-name="gr66" draw:text-style-name="P1" draw:layer="layout" svg:width="1cm" svg:height="1cm" svg:x="29.25cm" svg:y="4.25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0.704cm" svg:height="0.53cm" svg:x="29.4cm" svg:y="4.47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custom-shape draw:style-name="gr66" draw:text-style-name="P1" draw:layer="layout" svg:width="1cm" svg:height="1cm" svg:x="30.25cm" svg:y="4.25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0.699cm" svg:height="0.53cm" svg:x="30.4cm" svg:y="4.47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custom-shape draw:style-name="gr66" draw:text-style-name="P1" draw:layer="layout" svg:width="1cm" svg:height="1cm" svg:x="31.25cm" svg:y="4.25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0.704cm" svg:height="0.53cm" svg:x="31.4cm" svg:y="4.47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custom-shape draw:style-name="gr67" draw:text-style-name="P1" draw:layer="layout" svg:width="1cm" svg:height="1cm" svg:x="32.25cm" svg:y="4.25cm">
          <text:p/>
          <draw:enhanced-geometry svg:viewBox="0 0 21600 21600" draw:type="rectangle" draw:enhanced-path="M 0 0 L 21600 0 21600 21600 0 21600 0 0 Z N"/>
        </draw:custom-shape>
        <draw:frame draw:style-name="gr77" draw:text-style-name="P22" draw:layer="layout" svg:width="0.707cm" svg:height="0.53cm" svg:x="32.4cm" svg:y="4.47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custom-shape draw:style-name="gr67" draw:text-style-name="P1" draw:layer="layout" svg:width="1cm" svg:height="1cm" svg:x="33.25cm" svg:y="4.25cm">
          <text:p/>
          <draw:enhanced-geometry svg:viewBox="0 0 21600 21600" draw:type="rectangle" draw:enhanced-path="M 0 0 L 21600 0 21600 21600 0 21600 0 0 Z N"/>
        </draw:custom-shape>
        <draw:frame draw:style-name="gr77" draw:text-style-name="P22" draw:layer="layout" svg:width="0.704cm" svg:height="0.53cm" svg:x="33.4cm" svg:y="4.47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67" draw:text-style-name="P1" draw:layer="layout" svg:width="1cm" svg:height="1cm" svg:x="34.25cm" svg:y="4.25cm">
          <text:p/>
          <draw:enhanced-geometry svg:viewBox="0 0 21600 21600" draw:type="rectangle" draw:enhanced-path="M 0 0 L 21600 0 21600 21600 0 21600 0 0 Z N"/>
        </draw:custom-shape>
        <draw:frame draw:style-name="gr77" draw:text-style-name="P22" draw:layer="layout" svg:width="0.699cm" svg:height="0.53cm" svg:x="34.4cm" svg:y="4.47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custom-shape draw:style-name="gr67" draw:text-style-name="P1" draw:layer="layout" svg:width="1cm" svg:height="1cm" svg:x="35.25cm" svg:y="4.25cm">
          <text:p/>
          <draw:enhanced-geometry svg:viewBox="0 0 21600 21600" draw:type="rectangle" draw:enhanced-path="M 0 0 L 21600 0 21600 21600 0 21600 0 0 Z N"/>
        </draw:custom-shape>
        <draw:frame draw:style-name="gr77" draw:text-style-name="P22" draw:layer="layout" svg:width="0.704cm" svg:height="0.53cm" svg:x="35.4cm" svg:y="4.47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custom-shape draw:style-name="gr68" draw:text-style-name="P1" draw:layer="layout" svg:width="1cm" svg:height="1cm" svg:x="36.25cm" svg:y="4.25cm">
          <text:p/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0.707cm" svg:height="0.53cm" svg:x="36.4cm" svg:y="4.47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custom-shape draw:style-name="gr68" draw:text-style-name="P1" draw:layer="layout" svg:width="1cm" svg:height="1cm" svg:x="37.25cm" svg:y="4.25cm">
          <text:p/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0.704cm" svg:height="0.53cm" svg:x="37.4cm" svg:y="4.47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custom-shape draw:style-name="gr68" draw:text-style-name="P1" draw:layer="layout" svg:width="1cm" svg:height="1cm" svg:x="38.25cm" svg:y="4.25cm">
          <text:p/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0.699cm" svg:height="0.53cm" svg:x="38.4cm" svg:y="4.47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custom-shape draw:style-name="gr68" draw:text-style-name="P1" draw:layer="layout" svg:width="1cm" svg:height="1cm" svg:x="39.25cm" svg:y="4.25cm">
          <text:p/>
          <draw:enhanced-geometry svg:viewBox="0 0 21600 21600" draw:type="rectangle" draw:enhanced-path="M 0 0 L 21600 0 21600 21600 0 21600 0 0 Z N"/>
        </draw:custom-shape>
        <draw:frame draw:style-name="gr78" draw:text-style-name="P22" draw:layer="layout" svg:width="0.704cm" svg:height="0.53cm" svg:x="39.4cm" svg:y="4.4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74" draw:text-style-name="P1" draw:layer="layout" svg:x1="5.25cm" svg:y1="10cm" svg:x2="5.25cm" svg:y2="11.5cm">
          <text:p/>
        </draw:line>
        <draw:line draw:style-name="gr74" draw:text-style-name="P1" draw:layer="layout" svg:x1="10.5cm" svg:y1="15.25cm" svg:x2="14.5cm" svg:y2="15.25cm">
          <text:p/>
        </draw:line>
        <draw:frame draw:style-name="gr56" draw:text-style-name="P22" draw:layer="layout" svg:width="3.712cm" svg:height="3.449cm" svg:x="11.45cm" svg:y="3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24" draw:text-style-name="P79" draw:layer="layout" svg:width="1cm" svg:height="1cm" svg:x="5.25cm" svg:y="13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6.25cm" svg:y="13.7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81" draw:layer="layout" svg:width="1cm" svg:height="1cm" svg:x="7.25cm" svg:y="13.7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8" draw:layer="layout" svg:width="1cm" svg:height="1cm" svg:x="8.25cm" svg:y="13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6.728cm" svg:height="6.368cm" svg:x="2.45cm" svg:y="12.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03" draw:text-style-name="P58" draw:layer="layout" svg:width="1cm" svg:height="1cm" svg:x="28.25cm" svg:y="8.7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9" draw:layer="layout" svg:width="1cm" svg:height="1cm" svg:x="29.25cm" svg:y="8.7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0" draw:layer="layout" svg:width="1cm" svg:height="1cm" svg:x="30.25cm" svg:y="8.7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1" draw:layer="layout" svg:width="1cm" svg:height="1cm" svg:x="31.25cm" svg:y="8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76" draw:layer="layout" svg:width="1cm" svg:height="1cm" svg:x="28.25cm" svg:y="9.75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77" draw:layer="layout" svg:width="1cm" svg:height="1cm" svg:x="28.25cm" svg:y="10.75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78" draw:layer="layout" svg:width="1cm" svg:height="1cm" svg:x="28.25cm" svg:y="11.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1cm" svg:height="1cm" svg:x="16.25cm" svg:y="9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cm" svg:height="1cm" svg:x="16.25cm" svg:y="10.7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8" draw:layer="layout" svg:width="1cm" svg:height="1cm" svg:x="16.25cm" svg:y="11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16.25cm" svg:y="8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17.25cm" svg:y="8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cm" svg:height="1cm" svg:x="18.25cm" svg:y="8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1" draw:layer="layout" svg:width="1cm" svg:height="1cm" svg:x="19.25cm" svg:y="8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cm" svg:height="1cm" svg:x="19.25cm" svg:y="9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19.25cm" svg:y="10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18.25cm" svg:y="9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17.25cm" svg:y="9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18.25cm" svg:y="10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19.25cm" svg:y="11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cm" svg:height="1cm" svg:x="17.25cm" svg:y="11.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1cm" svg:height="1cm" svg:x="17.25cm" svg:y="10.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1cm" svg:height="1cm" svg:x="18.25cm" svg:y="11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21cm" svg:height="3.449cm" svg:x="16.4cm" svg:y="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03" draw:text-style-name="P58" draw:layer="layout" svg:width="1cm" svg:height="1cm" svg:x="29.25cm" svg:y="9.7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9" draw:layer="layout" svg:width="1cm" svg:height="1cm" svg:x="30.25cm" svg:y="9.7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0" draw:layer="layout" svg:width="1cm" svg:height="1cm" svg:x="31.25cm" svg:y="9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76" draw:layer="layout" svg:width="1cm" svg:height="1cm" svg:x="29.25cm" svg:y="10.7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cm" svg:height="1cm" svg:x="30.25cm" svg:y="10.7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9" draw:layer="layout" svg:width="1cm" svg:height="1cm" svg:x="31.25cm" svg:y="10.75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77" draw:layer="layout" svg:width="1cm" svg:height="1cm" svg:x="29.25cm" svg:y="11.75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76" draw:layer="layout" svg:width="1cm" svg:height="1cm" svg:x="30.25cm" svg:y="11.7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cm" svg:height="1cm" svg:x="31.25cm" svg:y="11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20.25cm" svg:y="8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21.25cm" svg:y="8.7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1cm" svg:height="1cm" svg:x="22.25cm" svg:y="8.7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cm" svg:height="1cm" svg:x="23.25cm" svg:y="8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20.25cm" svg:y="9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1" draw:layer="layout" svg:width="1cm" svg:height="1cm" svg:x="20.25cm" svg:y="10.7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2" draw:layer="layout" svg:width="1cm" svg:height="1cm" svg:x="20.25cm" svg:y="11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21.25cm" svg:y="9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22.25cm" svg:y="9.7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1cm" svg:height="1cm" svg:x="23.25cm" svg:y="9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21.25cm" svg:y="10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22.25cm" svg:y="10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23.25cm" svg:y="10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1" draw:layer="layout" svg:width="1cm" svg:height="1cm" svg:x="21.25cm" svg:y="11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22.25cm" svg:y="11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23.25cm" svg:y="11.7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4" draw:layer="layout" svg:width="1cm" svg:height="1cm" svg:x="24.25cm" svg:y="8.7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5" draw:layer="layout" svg:width="1cm" svg:height="1cm" svg:x="25.25cm" svg:y="8.7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6" draw:layer="layout" svg:width="1cm" svg:height="1cm" svg:x="26.25cm" svg:y="8.7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7" draw:layer="layout" svg:width="1cm" svg:height="1cm" svg:x="27.25cm" svg:y="8.7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4" draw:layer="layout" svg:width="1cm" svg:height="1cm" svg:x="25.25cm" svg:y="9.7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5" draw:layer="layout" svg:width="1cm" svg:height="1cm" svg:x="26.25cm" svg:y="9.7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6" draw:layer="layout" svg:width="1cm" svg:height="1cm" svg:x="27.25cm" svg:y="9.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3" draw:layer="layout" svg:width="1cm" svg:height="1cm" svg:x="24.25cm" svg:y="9.7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4" draw:layer="layout" svg:width="1cm" svg:height="1cm" svg:x="26.25cm" svg:y="10.7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5" draw:layer="layout" svg:width="1cm" svg:height="1cm" svg:x="27.25cm" svg:y="10.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3" draw:layer="layout" svg:width="1cm" svg:height="1cm" svg:x="25.25cm" svg:y="10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74" draw:layer="layout" svg:width="1cm" svg:height="1cm" svg:x="24.25cm" svg:y="10.7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4" draw:layer="layout" svg:width="1cm" svg:height="1cm" svg:x="27.25cm" svg:y="11.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3" draw:layer="layout" svg:width="1cm" svg:height="1cm" svg:x="26.25cm" svg:y="11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74" draw:layer="layout" svg:width="1cm" svg:height="1cm" svg:x="25.25cm" svg:y="11.7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75" draw:layer="layout" svg:width="1cm" svg:height="1cm" svg:x="24.25cm" svg:y="11.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cm" svg:height="1cm" svg:x="24.25cm" svg:y="5.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cm" svg:height="1cm" svg:x="25.25cm" svg:y="5.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cm" svg:height="1cm" svg:x="26.25cm" svg:y="5.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cm" svg:height="1cm" svg:x="27.25cm" svg:y="5.7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cm" svg:height="1cm" svg:x="28.25cm" svg:y="5.7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1cm" svg:height="1cm" svg:x="32.25cm" svg:y="5.7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cm" svg:height="1cm" svg:x="29.25cm" svg:y="5.7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cm" svg:height="1cm" svg:x="30.25cm" svg:y="5.7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cm" svg:height="1cm" svg:x="31.25cm" svg:y="5.7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1cm" svg:height="1cm" svg:x="33.25cm" svg:y="5.7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1cm" svg:height="1cm" svg:x="34.25cm" svg:y="5.7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1cm" svg:height="1cm" svg:x="35.25cm" svg:y="5.7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1cm" svg:height="1cm" svg:x="36.2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3" draw:layer="layout" svg:width="1cm" svg:height="1cm" svg:x="37.2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3" draw:layer="layout" svg:width="1cm" svg:height="1cm" svg:x="38.2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3" draw:layer="layout" svg:width="1cm" svg:height="1cm" svg:x="39.2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2" draw:layer="layout" svg:width="3.712cm" svg:height="0.53cm" svg:x="24.45cm" svg:y="5.9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6" draw:text-style-name="P22" draw:layer="layout" svg:width="3.696cm" svg:height="0.53cm" svg:x="28.45cm" svg:y="5.9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6" draw:text-style-name="P22" draw:layer="layout" svg:width="3.712cm" svg:height="0.53cm" svg:x="32.45cm" svg:y="5.9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6" draw:text-style-name="P22" draw:layer="layout" svg:width="3.672cm" svg:height="0.53cm" svg:x="36.45cm" svg:y="5.98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6" draw:text-style-name="P22" draw:layer="layout" svg:width="3.705cm" svg:height="3.449cm" svg:x="20.484cm" svg:y="8.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6" draw:text-style-name="P22" draw:layer="layout" svg:width="3.689cm" svg:height="3.449cm" svg:x="28.475cm" svg:y="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6" draw:text-style-name="P22" draw:layer="layout" svg:width="3.721cm" svg:height="3.449cm" svg:x="24.484cm" svg:y="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24" draw:text-style-name="P79" draw:layer="layout" svg:width="1cm" svg:height="1cm" svg:x="16.25cm" svg:y="12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17.25cm" svg:y="12.7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81" draw:layer="layout" svg:width="1cm" svg:height="1cm" svg:x="18.25cm" svg:y="12.7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8" draw:layer="layout" svg:width="1cm" svg:height="1cm" svg:x="19.25cm" svg:y="12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16.25cm" svg:y="13.7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9" draw:layer="layout" svg:width="1cm" svg:height="1cm" svg:x="17.25cm" svg:y="13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18.25cm" svg:y="13.7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81" draw:layer="layout" svg:width="1cm" svg:height="1cm" svg:x="19.25cm" svg:y="13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17.25cm" svg:y="14.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cm" svg:height="1cm" svg:x="16.25cm" svg:y="14.7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9" draw:layer="layout" svg:width="1cm" svg:height="1cm" svg:x="18.25cm" svg:y="14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19.25cm" svg:y="14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19.25cm" svg:y="15.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cm" svg:height="1cm" svg:x="18.25cm" svg:y="15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7" draw:layer="layout" svg:width="1cm" svg:height="1cm" svg:x="17.25cm" svg:y="15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7" draw:layer="layout" svg:width="1cm" svg:height="1cm" svg:x="16.25cm" svg:y="15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05cm" svg:height="3.449cm" svg:x="16.45cm" svg:y="1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11" draw:text-style-name="P66" draw:layer="layout" svg:width="1cm" svg:height="1cm" svg:x="16.25cm" svg:y="20.7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7" draw:layer="layout" svg:width="1cm" svg:height="1cm" svg:x="17.25cm" svg:y="20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8" draw:layer="layout" svg:width="1cm" svg:height="1cm" svg:x="18.25cm" svg:y="20.7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69" draw:layer="layout" svg:width="1cm" svg:height="1cm" svg:x="19.25cm" svg:y="20.7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cm" svg:height="1cm" svg:x="16.25cm" svg:y="16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3" draw:layer="layout" svg:width="1cm" svg:height="1cm" svg:x="17.25cm" svg:y="16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4" draw:layer="layout" svg:width="1cm" svg:height="1cm" svg:x="18.25cm" svg:y="16.7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5" draw:layer="layout" svg:width="1cm" svg:height="1cm" svg:x="19.25cm" svg:y="16.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9" draw:layer="layout" svg:width="1cm" svg:height="1cm" svg:x="16.25cm" svg:y="17.7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cm" svg:height="1cm" svg:x="17.25cm" svg:y="17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3" draw:layer="layout" svg:width="1cm" svg:height="1cm" svg:x="18.25cm" svg:y="17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4" draw:layer="layout" svg:width="1cm" svg:height="1cm" svg:x="19.25cm" svg:y="17.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9" draw:layer="layout" svg:width="1cm" svg:height="1cm" svg:x="17.25cm" svg:y="18.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0" draw:layer="layout" svg:width="1cm" svg:height="1cm" svg:x="16.25cm" svg:y="18.7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cm" svg:height="1cm" svg:x="18.25cm" svg:y="18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3" draw:layer="layout" svg:width="1cm" svg:height="1cm" svg:x="19.25cm" svg:y="18.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9" draw:layer="layout" svg:width="1cm" svg:height="1cm" svg:x="18.25cm" svg:y="19.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0" draw:layer="layout" svg:width="1cm" svg:height="1cm" svg:x="17.25cm" svg:y="19.7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41" draw:layer="layout" svg:width="1cm" svg:height="1cm" svg:x="16.25cm" svg:y="19.7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cm" svg:height="1cm" svg:x="19.25cm" svg:y="19.7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1cm" svg:height="1cm" svg:x="16.25cm" svg:y="21.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6" draw:layer="layout" svg:width="1cm" svg:height="1cm" svg:x="17.25cm" svg:y="21.7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7" draw:layer="layout" svg:width="1cm" svg:height="1cm" svg:x="18.25cm" svg:y="21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8" draw:layer="layout" svg:width="1cm" svg:height="1cm" svg:x="19.25cm" svg:y="21.7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1cm" svg:height="1cm" svg:x="17.25cm" svg:y="22.7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1cm" svg:height="1cm" svg:x="16.25cm" svg:y="22.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6" draw:layer="layout" svg:width="1cm" svg:height="1cm" svg:x="18.25cm" svg:y="22.7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7" draw:layer="layout" svg:width="1cm" svg:height="1cm" svg:x="19.25cm" svg:y="22.7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1cm" svg:height="1cm" svg:x="18.25cm" svg:y="23.7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1cm" svg:height="1cm" svg:x="17.25cm" svg:y="23.7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44" draw:layer="layout" svg:width="1cm" svg:height="1cm" svg:x="16.25cm" svg:y="23.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6" draw:layer="layout" svg:width="1cm" svg:height="1cm" svg:x="19.25cm" svg:y="23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05cm" svg:height="3.449cm" svg:x="16.45cm" svg:y="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6" draw:text-style-name="P22" draw:layer="layout" svg:width="3.705cm" svg:height="3.449cm" svg:x="16.45cm" svg:y="21.00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80" draw:text-style-name="P36" draw:layer="layout" svg:width="1cm" svg:height="1cm" svg:x="20.25cm" svg:y="13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cm" svg:height="1cm" svg:x="20.25cm" svg:y="14.7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8" draw:layer="layout" svg:width="1cm" svg:height="1cm" svg:x="20.25cm" svg:y="15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0.25cm" svg:y="12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21.25cm" svg:y="12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cm" svg:height="1cm" svg:x="22.25cm" svg:y="12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1" draw:layer="layout" svg:width="1cm" svg:height="1cm" svg:x="23.25cm" svg:y="12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cm" svg:height="1cm" svg:x="23.25cm" svg:y="13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23.25cm" svg:y="14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22.25cm" svg:y="13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1.25cm" svg:y="13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2.25cm" svg:y="14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3.25cm" svg:y="15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cm" svg:height="1cm" svg:x="21.25cm" svg:y="15.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1cm" svg:height="1cm" svg:x="21.25cm" svg:y="14.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1cm" svg:height="1cm" svg:x="22.25cm" svg:y="15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21cm" svg:height="3.449cm" svg:x="20.4cm" svg:y="1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124" draw:text-style-name="P79" draw:layer="layout" svg:width="1cm" svg:height="1cm" svg:x="20.25cm" svg:y="16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21.25cm" svg:y="16.7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81" draw:layer="layout" svg:width="1cm" svg:height="1cm" svg:x="22.25cm" svg:y="16.7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8" draw:layer="layout" svg:width="1cm" svg:height="1cm" svg:x="23.25cm" svg:y="16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20.25cm" svg:y="17.7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9" draw:layer="layout" svg:width="1cm" svg:height="1cm" svg:x="21.25cm" svg:y="17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22.25cm" svg:y="17.7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81" draw:layer="layout" svg:width="1cm" svg:height="1cm" svg:x="23.25cm" svg:y="17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21.25cm" svg:y="18.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cm" svg:height="1cm" svg:x="20.25cm" svg:y="18.7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9" draw:layer="layout" svg:width="1cm" svg:height="1cm" svg:x="22.25cm" svg:y="18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23.25cm" svg:y="18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23.25cm" svg:y="19.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cm" svg:height="1cm" svg:x="22.25cm" svg:y="19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7" draw:layer="layout" svg:width="1cm" svg:height="1cm" svg:x="21.25cm" svg:y="19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7" draw:layer="layout" svg:width="1cm" svg:height="1cm" svg:x="20.25cm" svg:y="19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05cm" svg:height="3.449cm" svg:x="20.45cm" svg:y="1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07" draw:text-style-name="P62" draw:layer="layout" svg:width="1cm" svg:height="1cm" svg:x="20.25cm" svg:y="20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3" draw:layer="layout" svg:width="1cm" svg:height="1cm" svg:x="21.25cm" svg:y="20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4" draw:layer="layout" svg:width="1cm" svg:height="1cm" svg:x="22.25cm" svg:y="20.7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5" draw:layer="layout" svg:width="1cm" svg:height="1cm" svg:x="23.25cm" svg:y="20.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9" draw:layer="layout" svg:width="1cm" svg:height="1cm" svg:x="20.25cm" svg:y="21.7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cm" svg:height="1cm" svg:x="21.25cm" svg:y="21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3" draw:layer="layout" svg:width="1cm" svg:height="1cm" svg:x="22.25cm" svg:y="21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4" draw:layer="layout" svg:width="1cm" svg:height="1cm" svg:x="23.25cm" svg:y="21.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9" draw:layer="layout" svg:width="1cm" svg:height="1cm" svg:x="21.25cm" svg:y="22.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0" draw:layer="layout" svg:width="1cm" svg:height="1cm" svg:x="20.25cm" svg:y="22.7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cm" svg:height="1cm" svg:x="22.25cm" svg:y="22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3" draw:layer="layout" svg:width="1cm" svg:height="1cm" svg:x="23.25cm" svg:y="22.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9" draw:layer="layout" svg:width="1cm" svg:height="1cm" svg:x="22.25cm" svg:y="23.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0" draw:layer="layout" svg:width="1cm" svg:height="1cm" svg:x="21.25cm" svg:y="23.7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41" draw:layer="layout" svg:width="1cm" svg:height="1cm" svg:x="20.25cm" svg:y="23.7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cm" svg:height="1cm" svg:x="23.25cm" svg:y="23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05cm" svg:height="3.449cm" svg:x="20.45cm" svg:y="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80" draw:text-style-name="P36" draw:layer="layout" svg:width="1cm" svg:height="1cm" svg:x="24.25cm" svg:y="17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cm" svg:height="1cm" svg:x="24.25cm" svg:y="18.7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8" draw:layer="layout" svg:width="1cm" svg:height="1cm" svg:x="24.25cm" svg:y="19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4.25cm" svg:y="16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25.25cm" svg:y="1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cm" svg:height="1cm" svg:x="26.25cm" svg:y="16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1" draw:layer="layout" svg:width="1cm" svg:height="1cm" svg:x="27.25cm" svg:y="1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cm" svg:height="1cm" svg:x="27.25cm" svg:y="17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27.25cm" svg:y="18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26.25cm" svg:y="17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5.25cm" svg:y="17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6.25cm" svg:y="18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7.25cm" svg:y="19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cm" svg:height="1cm" svg:x="25.25cm" svg:y="19.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1cm" svg:height="1cm" svg:x="25.25cm" svg:y="18.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1cm" svg:height="1cm" svg:x="26.25cm" svg:y="19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21cm" svg:height="3.449cm" svg:x="24.4cm" svg:y="1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24" draw:text-style-name="P79" draw:layer="layout" svg:width="1cm" svg:height="1cm" svg:x="24.25cm" svg:y="20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25.25cm" svg:y="20.7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81" draw:layer="layout" svg:width="1cm" svg:height="1cm" svg:x="26.25cm" svg:y="20.7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8" draw:layer="layout" svg:width="1cm" svg:height="1cm" svg:x="27.25cm" svg:y="20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24.25cm" svg:y="21.7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9" draw:layer="layout" svg:width="1cm" svg:height="1cm" svg:x="25.25cm" svg:y="21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26.25cm" svg:y="21.7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81" draw:layer="layout" svg:width="1cm" svg:height="1cm" svg:x="27.25cm" svg:y="21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25.25cm" svg:y="22.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cm" svg:height="1cm" svg:x="24.25cm" svg:y="22.7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9" draw:layer="layout" svg:width="1cm" svg:height="1cm" svg:x="26.25cm" svg:y="22.7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0" draw:layer="layout" svg:width="1cm" svg:height="1cm" svg:x="27.25cm" svg:y="22.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5" draw:layer="layout" svg:width="1cm" svg:height="1cm" svg:x="27.25cm" svg:y="23.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cm" svg:height="1cm" svg:x="26.25cm" svg:y="23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7" draw:layer="layout" svg:width="1cm" svg:height="1cm" svg:x="25.25cm" svg:y="23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7" draw:layer="layout" svg:width="1cm" svg:height="1cm" svg:x="24.25cm" svg:y="23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05cm" svg:height="3.449cm" svg:x="24.45cm" svg:y="2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96" draw:text-style-name="P51" draw:layer="layout" svg:width="1cm" svg:height="1cm" svg:x="24.25cm" svg:y="12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25.25cm" svg:y="12.7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1cm" svg:height="1cm" svg:x="26.25cm" svg:y="12.7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cm" svg:height="1cm" svg:x="27.25cm" svg:y="12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24.25cm" svg:y="13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1" draw:layer="layout" svg:width="1cm" svg:height="1cm" svg:x="24.25cm" svg:y="14.7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2" draw:layer="layout" svg:width="1cm" svg:height="1cm" svg:x="24.25cm" svg:y="15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25.25cm" svg:y="13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26.25cm" svg:y="13.7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1cm" svg:height="1cm" svg:x="27.25cm" svg:y="13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25.25cm" svg:y="14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26.25cm" svg:y="14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27.25cm" svg:y="14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1" draw:layer="layout" svg:width="1cm" svg:height="1cm" svg:x="25.25cm" svg:y="15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26.25cm" svg:y="15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27.25cm" svg:y="15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05cm" svg:height="3.449cm" svg:x="24.484cm" svg:y="12.9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96" draw:text-style-name="P51" draw:layer="layout" svg:width="1cm" svg:height="1cm" svg:x="28.25cm" svg:y="16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29.25cm" svg:y="16.7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1cm" svg:height="1cm" svg:x="30.25cm" svg:y="16.7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1cm" svg:height="1cm" svg:x="31.25cm" svg:y="16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28.25cm" svg:y="17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1" draw:layer="layout" svg:width="1cm" svg:height="1cm" svg:x="28.25cm" svg:y="18.7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2" draw:layer="layout" svg:width="1cm" svg:height="1cm" svg:x="28.25cm" svg:y="19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29.25cm" svg:y="17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30.25cm" svg:y="17.7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1cm" svg:height="1cm" svg:x="31.25cm" svg:y="17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29.25cm" svg:y="18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30.25cm" svg:y="18.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2" draw:layer="layout" svg:width="1cm" svg:height="1cm" svg:x="31.25cm" svg:y="18.7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71" draw:layer="layout" svg:width="1cm" svg:height="1cm" svg:x="29.25cm" svg:y="19.7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70" draw:layer="layout" svg:width="1cm" svg:height="1cm" svg:x="30.25cm" svg:y="19.7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draw:layer="layout" svg:width="1cm" svg:height="1cm" svg:x="31.25cm" svg:y="19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05cm" svg:height="3.449cm" svg:x="28.484cm" svg:y="16.9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80" draw:text-style-name="P36" draw:layer="layout" svg:width="1cm" svg:height="1cm" svg:x="28.25cm" svg:y="21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cm" svg:height="1cm" svg:x="28.25cm" svg:y="22.7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8" draw:layer="layout" svg:width="1cm" svg:height="1cm" svg:x="28.25cm" svg:y="23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8.25cm" svg:y="20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29.25cm" svg:y="20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cm" svg:height="1cm" svg:x="30.25cm" svg:y="20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1" draw:layer="layout" svg:width="1cm" svg:height="1cm" svg:x="31.25cm" svg:y="20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0" draw:layer="layout" svg:width="1cm" svg:height="1cm" svg:x="31.25cm" svg:y="21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31.25cm" svg:y="22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9" draw:layer="layout" svg:width="1cm" svg:height="1cm" svg:x="30.25cm" svg:y="21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29.25cm" svg:y="21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30.25cm" svg:y="22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8" draw:layer="layout" svg:width="1cm" svg:height="1cm" svg:x="31.25cm" svg:y="23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7" draw:layer="layout" svg:width="1cm" svg:height="1cm" svg:x="29.25cm" svg:y="23.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1cm" svg:height="1cm" svg:x="29.25cm" svg:y="22.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1cm" svg:height="1cm" svg:x="30.25cm" svg:y="23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21cm" svg:height="3.449cm" svg:x="28.4cm" svg:y="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99" draw:text-style-name="P54" draw:layer="layout" svg:width="1cm" svg:height="1cm" svg:x="28.25cm" svg:y="12.7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5" draw:layer="layout" svg:width="1cm" svg:height="1cm" svg:x="29.25cm" svg:y="12.7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6" draw:layer="layout" svg:width="1cm" svg:height="1cm" svg:x="30.25cm" svg:y="12.7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7" draw:layer="layout" svg:width="1cm" svg:height="1cm" svg:x="31.25cm" svg:y="12.7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4" draw:layer="layout" svg:width="1cm" svg:height="1cm" svg:x="29.25cm" svg:y="13.7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5" draw:layer="layout" svg:width="1cm" svg:height="1cm" svg:x="30.25cm" svg:y="13.7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6" draw:layer="layout" svg:width="1cm" svg:height="1cm" svg:x="31.25cm" svg:y="13.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3" draw:layer="layout" svg:width="1cm" svg:height="1cm" svg:x="28.25cm" svg:y="13.7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4" draw:layer="layout" svg:width="1cm" svg:height="1cm" svg:x="30.25cm" svg:y="14.7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5" draw:layer="layout" svg:width="1cm" svg:height="1cm" svg:x="31.25cm" svg:y="14.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3" draw:layer="layout" svg:width="1cm" svg:height="1cm" svg:x="29.25cm" svg:y="14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74" draw:layer="layout" svg:width="1cm" svg:height="1cm" svg:x="28.25cm" svg:y="14.7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4" draw:layer="layout" svg:width="1cm" svg:height="1cm" svg:x="31.25cm" svg:y="15.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73" draw:layer="layout" svg:width="1cm" svg:height="1cm" svg:x="30.25cm" svg:y="1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74" draw:layer="layout" svg:width="1cm" svg:height="1cm" svg:x="29.25cm" svg:y="15.7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75" draw:layer="layout" svg:width="1cm" svg:height="1cm" svg:x="28.25cm" svg:y="15.7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3.721cm" svg:height="3.449cm" svg:x="28.484cm" svg:y="1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1" draw:text-style-name="P19" draw:layer="layout" svg:width="13.75cm" svg:height="2.828cm" svg:x="17.25cm" svg:y="25.25cm">
          <draw:text-box>
            <text:p><text:span text:style-name="T2">No matter the shape of kernel and data, it always be a double blocked Toeplitz matrix, even rectangle shapes of the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ans KR2" svg:font-family="'Noto Sans KR'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Gradient_20_11" draw:display-name="Gradient 11" draw:style="radial" draw:cx="50%" draw:cy="50%" draw:start-color="#000000" draw:end-color="#fff8dc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3000 6000" svg:d="M1500 0l1500 3000-1500 3000-1500-3000z"/>
    <draw:marker draw:name="화살촉_20_5" draw:display-name="화살촉 5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7T15:26:12.941000000</meta:creation-date>
    <dc:date>2023-03-02T01:17:06.475000000</dc:date>
    <meta:editing-duration>PT9H38M32S</meta:editing-duration>
    <meta:editing-cycles>41</meta:editing-cycles>
    <meta:generator>LibreOffice/7.4.3.2$Windows_X86_64 LibreOffice_project/1048a8393ae2eeec98dff31b5c133c5f1d08b890</meta:generator>
    <meta:document-statistic meta:object-count="3779"/>
  </office:meta>
</office:document-meta>
</file>

<file path=Object 1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 h_{44} # h_{43} # h_{42} # h_{41} ##
 h_{34} # h_{33} # h_{32} # h_{31} ##
h_{24} # h_{23} # h_{22} # h_{21} ##
 h_{14} # h_{13} # h_{12} # h_{11} 
} </annotation>
  </semantics>
</math>
</file>

<file path=Object 10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11/content.xml><?xml version="1.0" encoding="utf-8"?>
<math xmlns="http://www.w3.org/1998/Math/MathML" display="block">
  <semantics>
    <mtable>
      <mtr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 h_{14} # h_{13} # h_{12} # h_{11} 
} </annotation>
  </semantics>
</math>
</file>

<file path=Object 12/content.xml><?xml version="1.0" encoding="utf-8"?>
<math xmlns="http://www.w3.org/1998/Math/MathML" display="block">
  <semantics>
    <mtable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</mtr>
      <mtr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</mtr>
    </mtable>
    <annotation encoding="StarMath 5.0">matrix { 
h_{34} # h_{33} # h_{32} # h_{31} ##
h_{35} # h_{34} # h_{33} # h_{32} ##
h_{36} # h_{35} # h_{34} # h_{33} ##
h_{37} # h_{36} # h_{35} # h_{34} 
} </annotation>
  </semantics>
</math>
</file>

<file path=Object 13/content.xml><?xml version="1.0" encoding="utf-8"?>
<math xmlns="http://www.w3.org/1998/Math/MathML" display="block">
  <semantics>
    <mtable>
      <mtr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  <mtr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</mtr>
      <mtr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</mtr>
    </mtable>
    <annotation encoding="StarMath 5.0">matrix { 
h_{14} # h_{13} # h_{12} # h_{11} ##
h_{15} # h_{14} # h_{13} # h_{12} ##
h_{16} # h_{15} # h_{14} # h_{13} ##
h_{17} # h_{16} # h_{15} # h_{14} 
} </annotation>
  </semantics>
</math>
</file>

<file path=Object 14/content.xml><?xml version="1.0" encoding="utf-8"?>
<math xmlns="http://www.w3.org/1998/Math/MathML" display="block">
  <semantics>
    <mtable>
      <mtr>
        <mtd>
          <msub>
            <mi>b</mi>
            <mn>11</mn>
          </msub>
        </mtd>
        <mtd>
          <msub>
            <mi>b</mi>
            <mn>12</mn>
          </msub>
        </mtd>
        <mtd>
          <msub>
            <mi>b</mi>
            <mn>13</mn>
          </msub>
        </mtd>
        <mtd>
          <msub>
            <mi>b</mi>
            <mn>14</mn>
          </msub>
        </mtd>
      </mtr>
      <mtr>
        <mtd>
          <msub>
            <mi>b</mi>
            <mn>21</mn>
          </msub>
        </mtd>
        <mtd>
          <msub>
            <mi>b</mi>
            <mn>22</mn>
          </msub>
        </mtd>
        <mtd>
          <msub>
            <mi>b</mi>
            <mn>23</mn>
          </msub>
        </mtd>
        <mtd>
          <msub>
            <mi>b</mi>
            <mn>24</mn>
          </msub>
        </mtd>
      </mtr>
      <mtr>
        <mtd>
          <msub>
            <mi>b</mi>
            <mn>31</mn>
          </msub>
        </mtd>
        <mtd>
          <msub>
            <mi>b</mi>
            <mn>32</mn>
          </msub>
        </mtd>
        <mtd>
          <msub>
            <mi>b</mi>
            <mn>33</mn>
          </msub>
        </mtd>
        <mtd>
          <msub>
            <mi>b</mi>
            <mn>34</mn>
          </msub>
        </mtd>
      </mtr>
      <mtr>
        <mtd>
          <msub>
            <mi>b</mi>
            <mn>41</mn>
          </msub>
        </mtd>
        <mtd>
          <msub>
            <mi>b</mi>
            <mn>42</mn>
          </msub>
        </mtd>
        <mtd>
          <msub>
            <mi>b</mi>
            <mn>43</mn>
          </msub>
        </mtd>
        <mtd>
          <msub>
            <mi>b</mi>
            <mn>44</mn>
          </msub>
        </mtd>
      </mtr>
    </mtable>
    <annotation encoding="StarMath 5.0"> matrix { 
b_{11} # b_{12} # b_{13} # b_{14} ## 
b_{21} # b_{22} # b_{23} # b_{24} ##  
b_{31} # b_{32} # b_{33} # b_{34} ##
b_{41} # b_{42} # b_{43}  #b_{ 44 } 
} </annotation>
  </semantics>
</math>
</file>

<file path=Object 15/content.xml><?xml version="1.0" encoding="utf-8"?>
<math xmlns="http://www.w3.org/1998/Math/MathML" display="block">
  <semantics>
    <mtable>
      <mtr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</mtr>
      <mtr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</mtr>
    </mtable>
    <annotation encoding="StarMath 5.0">matrix { 
h_{24} # h_{23} # h_{22} # h_{21} ##
h_{25} # h_{24} # h_{23} # h_{22} ##
h_{26} # h_{25} # h_{24} # h_{23} ##
h_{27} # h_{26} # h_{25} # h_{24} 
} </annotation>
  </semantics>
</math>
</file>

<file path=Object 16/content.xml><?xml version="1.0" encoding="utf-8"?>
<math xmlns="http://www.w3.org/1998/Math/MathML" display="block">
  <semantics>
    <mtable>
      <mtr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</mtr>
      <mtr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</mtr>
    </mtable>
    <annotation encoding="StarMath 5.0">matrix { 
h_{54} # h_{53} # h_{52} # h_{51} ##
h_{55} # h_{54} # h_{53} # h_{52} ##
h_{56} # h_{55} # h_{54} # h_{53} ##
h_{57} # h_{56} # h_{55} # h_{54} 
}</annotation>
  </semantics>
</math>
</file>

<file path=Object 17/content.xml><?xml version="1.0" encoding="utf-8"?>
<math xmlns="http://www.w3.org/1998/Math/MathML" display="block">
  <semantics>
    <mtable>
      <mtr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</mtr>
      <mtr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</mtr>
    </mtable>
    <annotation encoding="StarMath 5.0">matrix { 
h_{64} # h_{63} # h_{62} # h_{61} ##
h_{65} # h_{64} # h_{63} # h_{62} ##
h_{66} # h_{65} # h_{64} # h_{63} ##
h_{67} # h_{66} # h_{65} # h_{64} 
}</annotation>
  </semantics>
</math>
</file>

<file path=Object 18/content.xml><?xml version="1.0" encoding="utf-8"?>
<math xmlns="http://www.w3.org/1998/Math/MathML" display="block">
  <semantics>
    <mtable>
      <mtr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</mtr>
      <mtr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</mtr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</mtr>
    </mtable>
    <annotation encoding="StarMath 5.0">matrix { 
h_{74} # h_{73} # h_{72} # h_{71} ##
h_{75} # h_{74} # h_{73} # h_{72} ##
h_{76} # h_{75} # h_{74} # h_{73} ##
h_{77} # h_{76} # h_{75} # h_{74} 
}</annotation>
  </semantics>
</math>
</file>

<file path=Object 19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</mtr>
      <mtr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</mtr>
    </mtable>
    <annotation encoding="StarMath 5.0">matrix { 
 h_{44} # h_{43} # h_{42} # h_{41} ##
 h_{45} # h_{44} # h_{43} # h_{42} ##
h_{46} # h_{45} # h_{44} # h_{43} ##
h_{47} # h_{46} # h_{45} # h_{44} 
} </annotation>
  </semantics>
</math>
</file>

<file path=Object 2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20/content.xml><?xml version="1.0" encoding="utf-8"?>
<math xmlns="http://www.w3.org/1998/Math/MathML" display="block">
  <semantics>
    <mtable>
      <mtr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</mtr>
      <mtr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</mtr>
    </mtable>
    <annotation encoding="StarMath 5.0">matrix { 
h_{54} # h_{53} # h_{52} # h_{51} ##
h_{55} # h_{54} # h_{53} # h_{52} ##
h_{56} # h_{55} # h_{54} # h_{53} ##
h_{57} # h_{56} # h_{55} # h_{54} 
}</annotation>
  </semantics>
</math>
</file>

<file path=Object 21/content.xml><?xml version="1.0" encoding="utf-8"?>
<math xmlns="http://www.w3.org/1998/Math/MathML" display="block">
  <semantics>
    <mtable>
      <mtr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</mtr>
      <mtr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</mtr>
    </mtable>
    <annotation encoding="StarMath 5.0">matrix { 
h_{64} # h_{63} # h_{62} # h_{61} ##
h_{65} # h_{64} # h_{63} # h_{62} ##
h_{66} # h_{65} # h_{64} # h_{63} ##
h_{67} # h_{66} # h_{65} # h_{64} 
}</annotation>
  </semantics>
</math>
</file>

<file path=Object 22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</mtr>
      <mtr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</mtr>
    </mtable>
    <annotation encoding="StarMath 5.0">matrix { 
 h_{44} # h_{43} # h_{42} # h_{41} ##
 h_{45} # h_{44} # h_{43} # h_{42} ##
h_{46} # h_{45} # h_{44} # h_{43} ##
h_{47} # h_{46} # h_{45} # h_{44} 
} </annotation>
  </semantics>
</math>
</file>

<file path=Object 23/content.xml><?xml version="1.0" encoding="utf-8"?>
<math xmlns="http://www.w3.org/1998/Math/MathML" display="block">
  <semantics>
    <mtable>
      <mtr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</mtr>
      <mtr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</mtr>
    </mtable>
    <annotation encoding="StarMath 5.0">matrix { 
h_{54} # h_{53} # h_{52} # h_{51} ##
h_{55} # h_{54} # h_{53} # h_{52} ##
h_{56} # h_{55} # h_{54} # h_{53} ##
h_{57} # h_{56} # h_{55} # h_{54} 
}</annotation>
  </semantics>
</math>
</file>

<file path=Object 24/content.xml><?xml version="1.0" encoding="utf-8"?>
<math xmlns="http://www.w3.org/1998/Math/MathML" display="block">
  <semantics>
    <mtable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</mtr>
      <mtr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</mtr>
    </mtable>
    <annotation encoding="StarMath 5.0">matrix { 
h_{34} # h_{33} # h_{32} # h_{31} ##
h_{35} # h_{34} # h_{33} # h_{32} ##
h_{36} # h_{35} # h_{34} # h_{33} ##
h_{37} # h_{36} # h_{35} # h_{34} 
} </annotation>
  </semantics>
</math>
</file>

<file path=Object 26/content.xml><?xml version="1.0" encoding="utf-8"?>
<math xmlns="http://www.w3.org/1998/Math/MathML" display="block">
  <semantics>
    <mtable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</mtr>
      <mtr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</mtr>
    </mtable>
    <annotation encoding="StarMath 5.0">matrix { 
h_{34} # h_{33} # h_{32} # h_{31} ##
h_{35} # h_{34} # h_{33} # h_{32} ##
h_{36} # h_{35} # h_{34} # h_{33} ##
h_{37} # h_{36} # h_{35} # h_{34} 
} </annotation>
  </semantics>
</math>
</file>

<file path=Object 27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</mtr>
      <mtr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</mtr>
    </mtable>
    <annotation encoding="StarMath 5.0">matrix { 
 h_{44} # h_{43} # h_{42} # h_{41} ##
 h_{45} # h_{44} # h_{43} # h_{42} ##
h_{46} # h_{45} # h_{44} # h_{43} ##
h_{47} # h_{46} # h_{45} # h_{44} 
} </annotation>
  </semantics>
</math>
</file>

<file path=Object 3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31/content.xml><?xml version="1.0" encoding="utf-8"?>
<math xmlns="http://www.w3.org/1998/Math/MathML" display="block">
  <semantics>
    <msub>
      <mi>x</mi>
      <mn>11</mn>
    </msub>
    <annotation encoding="StarMath 5.0">x_{ 11 }</annotation>
  </semantics>
</math>
</file>

<file path=Object 32/content.xml><?xml version="1.0" encoding="utf-8"?>
<math xmlns="http://www.w3.org/1998/Math/MathML" display="block">
  <semantics>
    <msub>
      <mi>x</mi>
      <mn>12</mn>
    </msub>
    <annotation encoding="StarMath 5.0">x_{ 12 }</annotation>
  </semantics>
</math>
</file>

<file path=Object 33/content.xml><?xml version="1.0" encoding="utf-8"?>
<math xmlns="http://www.w3.org/1998/Math/MathML" display="block">
  <semantics>
    <msub>
      <mi>x</mi>
      <mn>13</mn>
    </msub>
    <annotation encoding="StarMath 5.0">x_{ 13 }</annotation>
  </semantics>
</math>
</file>

<file path=Object 34/content.xml><?xml version="1.0" encoding="utf-8"?>
<math xmlns="http://www.w3.org/1998/Math/MathML" display="block">
  <semantics>
    <msub>
      <mi>x</mi>
      <mn>14</mn>
    </msub>
    <annotation encoding="StarMath 5.0">x_{ 14 }</annotation>
  </semantics>
</math>
</file>

<file path=Object 35/content.xml><?xml version="1.0" encoding="utf-8"?>
<math xmlns="http://www.w3.org/1998/Math/MathML" display="block">
  <semantics>
    <msub>
      <mi>x</mi>
      <mn>21</mn>
    </msub>
    <annotation encoding="StarMath 5.0">x_{ 21 }</annotation>
  </semantics>
</math>
</file>

<file path=Object 36/content.xml><?xml version="1.0" encoding="utf-8"?>
<math xmlns="http://www.w3.org/1998/Math/MathML" display="block">
  <semantics>
    <msub>
      <mi>x</mi>
      <mn>22</mn>
    </msub>
    <annotation encoding="StarMath 5.0">x_{ 22 }</annotation>
  </semantics>
</math>
</file>

<file path=Object 362/content.xml><?xml version="1.0" encoding="utf-8"?>
<math xmlns="http://www.w3.org/1998/Math/MathML" display="block">
  <semantics>
    <msub>
      <mi>x</mi>
      <mn>11</mn>
    </msub>
    <annotation encoding="StarMath 5.0">x_{ 11 }</annotation>
  </semantics>
</math>
</file>

<file path=Object 363/content.xml><?xml version="1.0" encoding="utf-8"?>
<math xmlns="http://www.w3.org/1998/Math/MathML" display="block">
  <semantics>
    <msub>
      <mi>x</mi>
      <mn>12</mn>
    </msub>
    <annotation encoding="StarMath 5.0">x_{ 12 }</annotation>
  </semantics>
</math>
</file>

<file path=Object 364/content.xml><?xml version="1.0" encoding="utf-8"?>
<math xmlns="http://www.w3.org/1998/Math/MathML" display="block">
  <semantics>
    <msub>
      <mi>x</mi>
      <mn>13</mn>
    </msub>
    <annotation encoding="StarMath 5.0">x_{ 13 }</annotation>
  </semantics>
</math>
</file>

<file path=Object 365/content.xml><?xml version="1.0" encoding="utf-8"?>
<math xmlns="http://www.w3.org/1998/Math/MathML" display="block">
  <semantics>
    <msub>
      <mi>x</mi>
      <mn>14</mn>
    </msub>
    <annotation encoding="StarMath 5.0">x_{ 14 }</annotation>
  </semantics>
</math>
</file>

<file path=Object 366/content.xml><?xml version="1.0" encoding="utf-8"?>
<math xmlns="http://www.w3.org/1998/Math/MathML" display="block">
  <semantics>
    <msub>
      <mi>x</mi>
      <mn>21</mn>
    </msub>
    <annotation encoding="StarMath 5.0">x_{ 21 }</annotation>
  </semantics>
</math>
</file>

<file path=Object 367/content.xml><?xml version="1.0" encoding="utf-8"?>
<math xmlns="http://www.w3.org/1998/Math/MathML" display="block">
  <semantics>
    <msub>
      <mi>x</mi>
      <mn>22</mn>
    </msub>
    <annotation encoding="StarMath 5.0">x_{ 22 }</annotation>
  </semantics>
</math>
</file>

<file path=Object 368/content.xml><?xml version="1.0" encoding="utf-8"?>
<math xmlns="http://www.w3.org/1998/Math/MathML" display="block">
  <semantics>
    <msub>
      <mi>x</mi>
      <mn>23</mn>
    </msub>
    <annotation encoding="StarMath 5.0">x_{ 23 }</annotation>
  </semantics>
</math>
</file>

<file path=Object 369/content.xml><?xml version="1.0" encoding="utf-8"?>
<math xmlns="http://www.w3.org/1998/Math/MathML" display="block">
  <semantics>
    <msub>
      <mi>x</mi>
      <mn>24</mn>
    </msub>
    <annotation encoding="StarMath 5.0">x_{ 24 }</annotation>
  </semantics>
</math>
</file>

<file path=Object 37/content.xml><?xml version="1.0" encoding="utf-8"?>
<math xmlns="http://www.w3.org/1998/Math/MathML" display="block">
  <semantics>
    <msub>
      <mi>x</mi>
      <mn>23</mn>
    </msub>
    <annotation encoding="StarMath 5.0">x_{ 23 }</annotation>
  </semantics>
</math>
</file>

<file path=Object 370/content.xml><?xml version="1.0" encoding="utf-8"?>
<math xmlns="http://www.w3.org/1998/Math/MathML" display="block">
  <semantics>
    <msub>
      <mi>x</mi>
      <mn>31</mn>
    </msub>
    <annotation encoding="StarMath 5.0">x_{ 31 }</annotation>
  </semantics>
</math>
</file>

<file path=Object 371/content.xml><?xml version="1.0" encoding="utf-8"?>
<math xmlns="http://www.w3.org/1998/Math/MathML" display="block">
  <semantics>
    <msub>
      <mi>x</mi>
      <mn>32</mn>
    </msub>
    <annotation encoding="StarMath 5.0">x_{ 32 }</annotation>
  </semantics>
</math>
</file>

<file path=Object 372/content.xml><?xml version="1.0" encoding="utf-8"?>
<math xmlns="http://www.w3.org/1998/Math/MathML" display="block">
  <semantics>
    <msub>
      <mi>x</mi>
      <mn>33</mn>
    </msub>
    <annotation encoding="StarMath 5.0">x_{ 33 }</annotation>
  </semantics>
</math>
</file>

<file path=Object 373/content.xml><?xml version="1.0" encoding="utf-8"?>
<math xmlns="http://www.w3.org/1998/Math/MathML" display="block">
  <semantics>
    <msub>
      <mi>x</mi>
      <mn>34</mn>
    </msub>
    <annotation encoding="StarMath 5.0">x_{ 34 }</annotation>
  </semantics>
</math>
</file>

<file path=Object 374/content.xml><?xml version="1.0" encoding="utf-8"?>
<math xmlns="http://www.w3.org/1998/Math/MathML" display="block">
  <semantics>
    <msub>
      <mi>x</mi>
      <mn>41</mn>
    </msub>
    <annotation encoding="StarMath 5.0">x_{ 41 }</annotation>
  </semantics>
</math>
</file>

<file path=Object 375/content.xml><?xml version="1.0" encoding="utf-8"?>
<math xmlns="http://www.w3.org/1998/Math/MathML" display="block">
  <semantics>
    <msub>
      <mi>x</mi>
      <mn>42</mn>
    </msub>
    <annotation encoding="StarMath 5.0">x_{ 42 }</annotation>
  </semantics>
</math>
</file>

<file path=Object 376/content.xml><?xml version="1.0" encoding="utf-8"?>
<math xmlns="http://www.w3.org/1998/Math/MathML" display="block">
  <semantics>
    <msub>
      <mi>x</mi>
      <mn>43</mn>
    </msub>
    <annotation encoding="StarMath 5.0">x_{ 43 }</annotation>
  </semantics>
</math>
</file>

<file path=Object 377/content.xml><?xml version="1.0" encoding="utf-8"?>
<math xmlns="http://www.w3.org/1998/Math/MathML" display="block">
  <semantics>
    <msub>
      <mi>x</mi>
      <mn>44</mn>
    </msub>
    <annotation encoding="StarMath 5.0">x_{ 44 }</annotation>
  </semantics>
</math>
</file>

<file path=Object 38/content.xml><?xml version="1.0" encoding="utf-8"?>
<math xmlns="http://www.w3.org/1998/Math/MathML" display="block">
  <semantics>
    <msub>
      <mi>x</mi>
      <mn>24</mn>
    </msub>
    <annotation encoding="StarMath 5.0">x_{ 24 }</annotation>
  </semantics>
</math>
</file>

<file path=Object 39/content.xml><?xml version="1.0" encoding="utf-8"?>
<math xmlns="http://www.w3.org/1998/Math/MathML" display="block">
  <semantics>
    <msub>
      <mi>x</mi>
      <mn>31</mn>
    </msub>
    <annotation encoding="StarMath 5.0">x_{ 31 }</annotation>
  </semantics>
</math>
</file>

<file path=Object 4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</mtr>
      <mtr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</mtr>
    </mtable>
    <annotation encoding="StarMath 5.0">matrix { 
 h_{44} # h_{43} # h_{42} # h_{41} ##
 h_{45} # h_{44} # h_{43} # h_{42} ##
h_{46} # h_{45} # h_{44} # h_{43} ##
h_{47} # h_{46} # h_{45} # h_{44} 
} </annotation>
  </semantics>
</math>
</file>

<file path=Object 40/content.xml><?xml version="1.0" encoding="utf-8"?>
<math xmlns="http://www.w3.org/1998/Math/MathML" display="block">
  <semantics>
    <msub>
      <mi>x</mi>
      <mn>32</mn>
    </msub>
    <annotation encoding="StarMath 5.0">x_{ 32 }</annotation>
  </semantics>
</math>
</file>

<file path=Object 41/content.xml><?xml version="1.0" encoding="utf-8"?>
<math xmlns="http://www.w3.org/1998/Math/MathML" display="block">
  <semantics>
    <msub>
      <mi>x</mi>
      <mn>33</mn>
    </msub>
    <annotation encoding="StarMath 5.0">x_{ 33 }</annotation>
  </semantics>
</math>
</file>

<file path=Object 42/content.xml><?xml version="1.0" encoding="utf-8"?>
<math xmlns="http://www.w3.org/1998/Math/MathML" display="block">
  <semantics>
    <msub>
      <mi>x</mi>
      <mn>34</mn>
    </msub>
    <annotation encoding="StarMath 5.0">x_{ 34 }</annotation>
  </semantics>
</math>
</file>

<file path=Object 43/content.xml><?xml version="1.0" encoding="utf-8"?>
<math xmlns="http://www.w3.org/1998/Math/MathML" display="block">
  <semantics>
    <msub>
      <mi>x</mi>
      <mn>41</mn>
    </msub>
    <annotation encoding="StarMath 5.0">x_{ 41 }</annotation>
  </semantics>
</math>
</file>

<file path=Object 44/content.xml><?xml version="1.0" encoding="utf-8"?>
<math xmlns="http://www.w3.org/1998/Math/MathML" display="block">
  <semantics>
    <msub>
      <mi>x</mi>
      <mn>42</mn>
    </msub>
    <annotation encoding="StarMath 5.0">x_{ 42 }</annotation>
  </semantics>
</math>
</file>

<file path=Object 45/content.xml><?xml version="1.0" encoding="utf-8"?>
<math xmlns="http://www.w3.org/1998/Math/MathML" display="block">
  <semantics>
    <msub>
      <mi>x</mi>
      <mn>43</mn>
    </msub>
    <annotation encoding="StarMath 5.0">x_{ 43 }</annotation>
  </semantics>
</math>
</file>

<file path=Object 46/content.xml><?xml version="1.0" encoding="utf-8"?>
<math xmlns="http://www.w3.org/1998/Math/MathML" display="block">
  <semantics>
    <msub>
      <mi>x</mi>
      <mn>44</mn>
    </msub>
    <annotation encoding="StarMath 5.0">x_{ 44 }</annotation>
  </semantics>
</math>
</file>

<file path=Object 47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48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49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5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</mtable>
    <annotation encoding="StarMath 5.0">matrix { 
 h_{44} # h_{43} # h_{42} # h_{41} 
} </annotation>
  </semantics>
</math>
</file>

<file path=Object 50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51/content.xml><?xml version="1.0" encoding="utf-8"?>
<math xmlns="http://www.w3.org/1998/Math/MathML" display="block">
  <semantics>
    <mtable>
      <mtr>
        <mtd>
          <msub>
            <mi>b</mi>
            <mn>11</mn>
          </msub>
        </mtd>
        <mtd>
          <msub>
            <mi>b</mi>
            <mn>12</mn>
          </msub>
        </mtd>
        <mtd>
          <msub>
            <mi>b</mi>
            <mn>13</mn>
          </msub>
        </mtd>
        <mtd>
          <msub>
            <mi>b</mi>
            <mn>14</mn>
          </msub>
        </mtd>
      </mtr>
      <mtr>
        <mtd>
          <msub>
            <mi>b</mi>
            <mn>21</mn>
          </msub>
        </mtd>
        <mtd>
          <msub>
            <mi>b</mi>
            <mn>22</mn>
          </msub>
        </mtd>
        <mtd>
          <msub>
            <mi>b</mi>
            <mn>23</mn>
          </msub>
        </mtd>
        <mtd>
          <msub>
            <mi>b</mi>
            <mn>24</mn>
          </msub>
        </mtd>
      </mtr>
      <mtr>
        <mtd>
          <msub>
            <mi>b</mi>
            <mn>31</mn>
          </msub>
        </mtd>
        <mtd>
          <msub>
            <mi>b</mi>
            <mn>32</mn>
          </msub>
        </mtd>
        <mtd>
          <msub>
            <mi>b</mi>
            <mn>33</mn>
          </msub>
        </mtd>
        <mtd>
          <msub>
            <mi>b</mi>
            <mn>34</mn>
          </msub>
        </mtd>
      </mtr>
      <mtr>
        <mtd>
          <msub>
            <mi>b</mi>
            <mn>41</mn>
          </msub>
        </mtd>
        <mtd>
          <msub>
            <mi>b</mi>
            <mn>42</mn>
          </msub>
        </mtd>
        <mtd>
          <msub>
            <mi>b</mi>
            <mn>43</mn>
          </msub>
        </mtd>
        <mtd>
          <msub>
            <mi>b</mi>
            <mn>44</mn>
          </msub>
        </mtd>
      </mtr>
    </mtable>
    <annotation encoding="StarMath 5.0"> matrix { 
b_{11} # b_{12} # b_{13} # b_{14} ## 
b_{21} # b_{22} # b_{23} # b_{24} ##  
b_{31} # b_{32} # b_{33} # b_{34} ##
b_{41} # b_{42} # b_{43}  #b_{ 44 } 
} </annotation>
  </semantics>
</math>
</file>

<file path=Object 52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53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54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55/content.xml><?xml version="1.0" encoding="utf-8"?>
<math xmlns="http://www.w3.org/1998/Math/MathML" display="block">
  <semantics>
    <mtable>
      <mtr>
        <mtd>
          <msub>
            <mi>h</mi>
            <mn>77</mn>
          </msub>
        </mtd>
        <mtd>
          <msub>
            <mi>h</mi>
            <mn>76</mn>
          </msub>
        </mtd>
        <mtd>
          <msub>
            <mi>h</mi>
            <mn>75</mn>
          </msub>
        </mtd>
        <mtd>
          <msub>
            <mi>h</mi>
            <mn>74</mn>
          </msub>
        </mtd>
        <mtd>
          <msub>
            <mi>h</mi>
            <mn>73</mn>
          </msub>
        </mtd>
        <mtd>
          <msub>
            <mi>h</mi>
            <mn>72</mn>
          </msub>
        </mtd>
        <mtd>
          <msub>
            <mi>h</mi>
            <mn>71</mn>
          </msub>
        </mtd>
      </mtr>
      <mtr>
        <mtd>
          <msub>
            <mi>h</mi>
            <mn>67</mn>
          </msub>
        </mtd>
        <mtd>
          <msub>
            <mi>h</mi>
            <mn>66</mn>
          </msub>
        </mtd>
        <mtd>
          <msub>
            <mi>h</mi>
            <mn>65</mn>
          </msub>
        </mtd>
        <mtd>
          <msub>
            <mi>h</mi>
            <mn>64</mn>
          </msub>
        </mtd>
        <mtd>
          <msub>
            <mi>h</mi>
            <mn>63</mn>
          </msub>
        </mtd>
        <mtd>
          <msub>
            <mi>h</mi>
            <mn>62</mn>
          </msub>
        </mtd>
        <mtd>
          <msub>
            <mi>h</mi>
            <mn>61</mn>
          </msub>
        </mtd>
      </mtr>
      <mtr>
        <mtd>
          <msub>
            <mi>h</mi>
            <mn>57</mn>
          </msub>
        </mtd>
        <mtd>
          <msub>
            <mi>h</mi>
            <mn>56</mn>
          </msub>
        </mtd>
        <mtd>
          <msub>
            <mi>h</mi>
            <mn>55</mn>
          </msub>
        </mtd>
        <mtd>
          <msub>
            <mi>h</mi>
            <mn>54</mn>
          </msub>
        </mtd>
        <mtd>
          <msub>
            <mi>h</mi>
            <mn>53</mn>
          </msub>
        </mtd>
        <mtd>
          <msub>
            <mi>h</mi>
            <mn>52</mn>
          </msub>
        </mtd>
        <mtd>
          <msub>
            <mi>h</mi>
            <mn>51</mn>
          </msub>
        </mtd>
      </mtr>
      <mtr>
        <mtd>
          <msub>
            <mi>h</mi>
            <mn>47</mn>
          </msub>
        </mtd>
        <mtd>
          <msub>
            <mi>h</mi>
            <mn>46</mn>
          </msub>
        </mtd>
        <mtd>
          <msub>
            <mi>h</mi>
            <mn>45</mn>
          </msub>
        </mtd>
        <mtd>
          <msub>
            <mi>h</mi>
            <mn>44</mn>
          </msub>
        </mtd>
        <mtd>
          <msub>
            <mi>h</mi>
            <mn>43</mn>
          </msub>
        </mtd>
        <mtd>
          <msub>
            <mi>h</mi>
            <mn>42</mn>
          </msub>
        </mtd>
        <mtd>
          <msub>
            <mi>h</mi>
            <mn>41</mn>
          </msub>
        </mtd>
      </mtr>
      <mtr>
        <mtd>
          <msub>
            <mi>h</mi>
            <mn>37</mn>
          </msub>
        </mtd>
        <mtd>
          <msub>
            <mi>h</mi>
            <mn>36</mn>
          </msub>
        </mtd>
        <mtd>
          <msub>
            <mi>h</mi>
            <mn>35</mn>
          </msub>
        </mtd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17</mn>
          </msub>
        </mtd>
        <mtd>
          <msub>
            <mi>h</mi>
            <mn>16</mn>
          </msub>
        </mtd>
        <mtd>
          <msub>
            <mi>h</mi>
            <mn>15</mn>
          </msub>
        </mtd>
        <mtd>
          <msub>
            <mi>h</mi>
            <mn>14</mn>
          </msub>
        </mtd>
        <mtd>
          <msub>
            <mi>h</mi>
            <mn>13</mn>
          </msub>
        </mtd>
        <mtd>
          <msub>
            <mi>h</mi>
            <mn>12</mn>
          </msub>
        </mtd>
        <mtd>
          <msub>
            <mi>h</mi>
            <mn>11</mn>
          </msub>
        </mtd>
      </mtr>
    </mtable>
    <annotation encoding="StarMath 5.0">matrix { 
h_{77} # h_{76} # h_{75} # h_{74} # h_{73} # h_{72} # h_{71} ## 
h_{67} # h_{66} # h_{65} # h_{64} # h_{63} # h_{62} # h_{61} ##  
h_{57} # h_{56} # h_{55} # h_{54} # h_{53} # h_{52} # h_{51} ##
h_{47} # h_{46} # h_{45} # h_{44} # h_{43} # h_{42} # h_{41} ##
h_{37} # h_{36} # h_{35} # h_{34} # h_{33} # h_{32} # h_{31} ##
h_{27} # h_{26} # h_{25} # h_{24} # h_{23} # h_{22} # h_{21} ##
h_{17} # h_{16} # h_{15} # h_{14} # h_{13} # h_{12} # h_{11} 
} </annotation>
  </semantics>
</math>
</file>

<file path=Object 6/content.xml><?xml version="1.0" encoding="utf-8"?>
<math xmlns="http://www.w3.org/1998/Math/MathML" display="block">
  <semantics>
    <mtable>
      <mtr>
        <mtd>
          <msub>
            <mi>h</mi>
            <mn>34</mn>
          </msub>
        </mtd>
        <mtd>
          <msub>
            <mi>h</mi>
            <mn>33</mn>
          </msub>
        </mtd>
        <mtd>
          <msub>
            <mi>h</mi>
            <mn>32</mn>
          </msub>
        </mtd>
        <mtd>
          <msub>
            <mi>h</mi>
            <mn>31</mn>
          </msub>
        </mtd>
      </mtr>
    </mtable>
    <annotation encoding="StarMath 5.0">matrix { 
 h_{34} # h_{33} # h_{32} # h_{31} 
} </annotation>
  </semantics>
</math>
</file>

<file path=Object 7/content.xml><?xml version="1.0" encoding="utf-8"?>
<math xmlns="http://www.w3.org/1998/Math/MathML" display="block">
  <semantics>
    <mtable>
      <mtr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</mtable>
    <annotation encoding="StarMath 5.0">matrix { 
 h_{24} # h_{23} # h_{22} # h_{21} 
} </annotation>
  </semantics>
</math>
</file>

<file path=Object 8/content.xml><?xml version="1.0" encoding="utf-8"?>
<math xmlns="http://www.w3.org/1998/Math/MathML" display="block">
  <semantics>
    <mtable>
      <mtr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  <mtd>
          <msub>
            <mi>h</mi>
            <mn>21</mn>
          </msub>
        </mtd>
      </mtr>
      <mtr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  <mtd>
          <msub>
            <mi>h</mi>
            <mn>22</mn>
          </msub>
        </mtd>
      </mtr>
      <mtr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  <mtd>
          <msub>
            <mi>h</mi>
            <mn>23</mn>
          </msub>
        </mtd>
      </mtr>
      <mtr>
        <mtd>
          <msub>
            <mi>h</mi>
            <mn>27</mn>
          </msub>
        </mtd>
        <mtd>
          <msub>
            <mi>h</mi>
            <mn>26</mn>
          </msub>
        </mtd>
        <mtd>
          <msub>
            <mi>h</mi>
            <mn>25</mn>
          </msub>
        </mtd>
        <mtd>
          <msub>
            <mi>h</mi>
            <mn>24</mn>
          </msub>
        </mtd>
      </mtr>
    </mtable>
    <annotation encoding="StarMath 5.0">matrix { 
h_{24} # h_{23} # h_{22} # h_{21} ##
h_{25} # h_{24} # h_{23} # h_{22} ##
h_{26} # h_{25} # h_{24} # h_{23} ##
h_{27} # h_{26} # h_{25} # h_{24} 
} </annotation>
  </semantics>
</math>
</file>

<file path=Object 9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